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Table2" style:family="table">
      <style:table-properties style:width="6.6931in" table:align="left" style:writing-mode="lr-tb"/>
    </style:style>
    <style:style style:name="Table2.A" style:family="table-column">
      <style:table-column-properties style:column-width="2.7604in"/>
    </style:style>
    <style:style style:name="Table2.B" style:family="table-column">
      <style:table-column-properties style:column-width="3.9326in"/>
    </style:style>
    <style:style style:name="Table2.A1" style:family="table-cell">
      <style:table-cell-properties style:vertical-align="middle" fo:padding="0.0194in" fo:border="none"/>
    </style:style>
    <style:style style:name="P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0389fcf" officeooo:paragraph-rsid="00389fcf"/>
    </style:style>
    <style:style style:name="P5" style:family="paragraph" style:parent-style-name="Text_20_body">
      <style:text-properties officeooo:paragraph-rsid="001ee3a2"/>
    </style:style>
    <style:style style:name="P6" style:family="paragraph" style:parent-style-name="Text_20_body">
      <style:text-properties officeooo:rsid="0020ac0e" officeooo:paragraph-rsid="0020ac0e"/>
    </style:style>
    <style:style style:name="P7" style:family="paragraph" style:parent-style-name="Text_20_body">
      <style:text-properties officeooo:paragraph-rsid="001dde5b"/>
    </style:style>
    <style:style style:name="P8" style:family="paragraph" style:parent-style-name="Text_20_body">
      <style:text-properties officeooo:paragraph-rsid="0020ac0e"/>
    </style:style>
    <style:style style:name="P9" style:family="paragraph" style:parent-style-name="Text_20_body">
      <style:text-properties officeooo:rsid="00257667" officeooo:paragraph-rsid="00257667"/>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fo:font-size="10pt" officeooo:paragraph-rsid="00329a22" style:font-size-asian="10pt" style:font-size-complex="10pt"/>
    </style:style>
    <style:style style:name="P12" style:family="paragraph" style:parent-style-name="Footnote">
      <style:text-properties officeooo:paragraph-rsid="002fdafb"/>
    </style:style>
    <style:style style:name="P13" style:family="paragraph" style:parent-style-name="Footnote">
      <style:paragraph-properties fo:text-align="start" style:justify-single-word="false"/>
      <style:text-properties officeooo:paragraph-rsid="00352603"/>
    </style:style>
    <style:style style:name="P14" style:family="paragraph" style:parent-style-name="Subtitle">
      <style:text-properties style:font-name="Liberation Serif"/>
    </style:style>
    <style:style style:name="P15" style:family="paragraph" style:parent-style-name="Subtitle">
      <style:text-properties style:font-name="Liberation Serif" officeooo:paragraph-rsid="003bcf6a"/>
    </style:style>
    <style:style style:name="P16" style:family="paragraph" style:parent-style-name="Preformatted_20_Text">
      <style:paragraph-properties fo:margin-top="0in" fo:margin-bottom="0.1965in" loext:contextual-spacing="false"/>
    </style:style>
    <style:style style:name="P17" style:family="paragraph" style:parent-style-name="List_20_Contents">
      <style:paragraph-properties fo:margin-top="0in" fo:margin-bottom="0.1965in" loext:contextual-spacing="false"/>
    </style:style>
    <style:style style:name="P18" style:family="paragraph" style:parent-style-name="Preformatted_20_Text">
      <style:paragraph-properties fo:break-before="page"/>
    </style:style>
    <style:style style:name="P19" style:family="paragraph" style:parent-style-name="Table_20_Contents">
      <style:text-properties fo:font-size="10pt" style:font-size-asian="10pt" style:font-size-complex="10pt"/>
    </style:style>
    <style:style style:name="P20" style:family="paragraph" style:parent-style-name="Table_20_Heading">
      <style:text-properties fo:font-size="10pt" style:font-size-asian="10pt" style:font-size-complex="10pt"/>
    </style:style>
    <style:style style:name="P21" style:family="paragraph" style:parent-style-name="Standard">
      <style:paragraph-properties style:writing-mode="lr-tb"/>
      <style:text-properties officeooo:rsid="001dc34c" officeooo:paragraph-rsid="001dc34c"/>
    </style:style>
    <style:style style:name="P22" style:family="paragraph" style:parent-style-name="Text_20_body" style:list-style-name="L1">
      <style:text-properties officeooo:rsid="0020ac0e" officeooo:paragraph-rsid="0020ac0e"/>
    </style:style>
    <style:style style:name="P23" style:family="paragraph" style:parent-style-name="Text_20_body" style:list-style-name="L2">
      <style:text-properties officeooo:paragraph-rsid="0020ac0e"/>
    </style:style>
    <style:style style:name="P24" style:family="paragraph" style:parent-style-name="Text_20_body" style:list-style-name="L2">
      <style:text-properties style:text-underline-style="none" officeooo:paragraph-rsid="0020ac0e"/>
    </style:style>
    <style:style style:name="P25" style:family="paragraph" style:parent-style-name="Text_20_body" style:list-style-name="L3">
      <style:text-properties officeooo:rsid="00257667" officeooo:paragraph-rsid="00257667"/>
    </style:style>
    <style:style style:name="P26" style:family="paragraph" style:parent-style-name="Text_20_body" style:list-style-name="L4">
      <style:text-properties officeooo:paragraph-rsid="00257667"/>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text-properties fo:font-size="10pt" style:font-size-asian="10pt" style:font-size-complex="10pt"/>
    </style:style>
    <style:style style:name="P31" style:family="paragraph" style:parent-style-name="Text_20_body" style:list-style-name="L9"/>
    <style:style style:name="P32" style:family="paragraph" style:parent-style-name="Text_20_body">
      <style:text-properties officeooo:rsid="004517d3" officeooo:paragraph-rsid="004517d3"/>
    </style:style>
    <style:style style:name="P33" style:family="paragraph" style:parent-style-name="Text_20_body">
      <style:text-properties officeooo:rsid="0045f613" officeooo:paragraph-rsid="0045f613"/>
    </style:style>
    <style:style style:name="P34" style:family="paragraph" style:parent-style-name="Text_20_body">
      <style:text-properties officeooo:paragraph-rsid="00389fcf"/>
    </style:style>
    <style:style style:name="P35" style:family="paragraph" style:parent-style-name="Text_20_body">
      <style:text-properties officeooo:rsid="0045fb2e" officeooo:paragraph-rsid="0045fb2e"/>
    </style:style>
    <style:style style:name="P36" style:family="paragraph" style:parent-style-name="Text_20_body" style:list-style-name="L10"/>
    <style:style style:name="P37" style:family="paragraph" style:parent-style-name="Text_20_body">
      <style:text-properties officeooo:paragraph-rsid="0045fb2e"/>
    </style:style>
    <style:style style:name="P38" style:family="paragraph" style:parent-style-name="Text_20_body" style:list-style-name="L8">
      <style:paragraph-properties fo:margin-top="0in" fo:margin-bottom="0in" loext:contextual-spacing="false"/>
      <style:text-properties fo:font-size="10pt" style:font-size-asian="10pt" style:font-size-complex="10pt"/>
    </style:style>
    <style:style style:name="P39" style:family="paragraph" style:parent-style-name="Text_20_body" style:list-style-name="L8">
      <style:paragraph-properties fo:margin-top="0in" fo:margin-bottom="0in" loext:contextual-spacing="false"/>
    </style:style>
    <style:style style:name="P40" style:family="paragraph" style:parent-style-name="Text_20_body" style:list-style-name="L9">
      <style:paragraph-properties fo:margin-top="0in" fo:margin-bottom="0in" loext:contextual-spacing="false"/>
    </style:style>
    <style:style style:name="P41" style:family="paragraph" style:parent-style-name="Text_20_body" style:list-style-name="L10">
      <style:paragraph-properties fo:margin-top="0in" fo:margin-bottom="0in" loext:contextual-spacing="false"/>
    </style:style>
    <style:style style:name="P42" style:family="paragraph" style:parent-style-name="Title">
      <style:text-properties fo:font-size="22pt" style:font-size-asian="22pt" style:font-size-complex="22pt"/>
    </style:style>
    <style:style style:name="P43" style:family="paragraph" style:parent-style-name="Title" style:master-page-name="First_20_Page">
      <style:paragraph-properties style:page-number="auto"/>
    </style:style>
    <style:style style:name="P44"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45" style:family="paragraph" style:parent-style-name="Heading_20_1">
      <style:text-properties officeooo:paragraph-rsid="001dde5b"/>
    </style:style>
    <style:style style:name="P46" style:family="paragraph" style:parent-style-name="Heading_20_1">
      <style:text-properties officeooo:rsid="0020ac0e" officeooo:paragraph-rsid="0020ac0e"/>
    </style:style>
    <style:style style:name="P47" style:family="paragraph" style:parent-style-name="Heading_20_1">
      <style:text-properties officeooo:rsid="00329a22" officeooo:paragraph-rsid="00329a22"/>
    </style:style>
    <style:style style:name="P48" style:family="paragraph" style:parent-style-name="Heading_20_1">
      <style:text-properties officeooo:rsid="00389fcf" officeooo:paragraph-rsid="00389fcf"/>
    </style:style>
    <style:style style:name="P49" style:family="paragraph" style:parent-style-name="Heading_20_1">
      <style:text-properties officeooo:rsid="0045fb2e" officeooo:paragraph-rsid="0045fb2e"/>
    </style:style>
    <style:style style:name="P50" style:family="paragraph" style:parent-style-name="Heading_20_2">
      <style:text-properties officeooo:rsid="001ee3a2" officeooo:paragraph-rsid="001ee3a2"/>
    </style:style>
    <style:style style:name="P51" style:family="paragraph" style:parent-style-name="Heading_20_2">
      <style:text-properties officeooo:rsid="00257667" officeooo:paragraph-rsid="00257667"/>
    </style:style>
    <style:style style:name="P52" style:family="paragraph" style:parent-style-name="Heading_20_2">
      <style:text-properties officeooo:rsid="00389fcf" officeooo:paragraph-rsid="00389fcf"/>
    </style:style>
    <style:style style:name="P53" style:family="paragraph" style:parent-style-name="Heading_20_2">
      <style:text-properties officeooo:paragraph-rsid="00389fcf"/>
    </style:style>
    <style:style style:name="P54" style:family="paragraph" style:parent-style-name="Heading_20_2">
      <style:text-properties officeooo:rsid="0045fb2e" officeooo:paragraph-rsid="0045fb2e"/>
    </style:style>
    <style:style style:name="P55" style:family="paragraph" style:parent-style-name="Heading_20_2">
      <style:text-properties officeooo:paragraph-rsid="0045fb2e"/>
    </style:style>
    <style:style style:name="P56" style:family="paragraph" style:parent-style-name="Preformatted_20_Text" style:list-style-name="L9"/>
    <style:style style:name="P57" style:family="paragraph" style:parent-style-name="Preformatted_20_Text">
      <style:paragraph-properties fo:margin-top="0in" fo:margin-bottom="0.1965in" loext:contextual-spacing="false"/>
    </style:style>
    <style:style style:name="P58" style:family="paragraph" style:parent-style-name="Preformatted_20_Text" style:list-style-name="L9">
      <style:paragraph-properties fo:margin-top="0in" fo:margin-bottom="0.1965in" loext:contextual-spacing="false"/>
    </style:style>
    <style:style style:name="P59" style:family="paragraph" style:parent-style-name="Preformatted_20_Text">
      <style:paragraph-properties fo:margin-left="0.3937in" fo:margin-right="0in" fo:text-indent="0.25in" style:auto-text-indent="false"/>
    </style:style>
    <style:style style:name="P60" style:family="paragraph" style:parent-style-name="Preformatted_20_Text">
      <style:paragraph-properties fo:margin-left="0.3937in" fo:margin-right="0in" fo:margin-top="0in" fo:margin-bottom="0.1965in" loext:contextual-spacing="false" fo:text-indent="0.25in" style:auto-text-indent="false"/>
    </style:style>
    <style:style style:name="P61" style:family="paragraph" style:parent-style-name="List_20_Contents">
      <style:paragraph-properties fo:margin-top="0in" fo:margin-bottom="0.1965in" loext:contextual-spacing="false"/>
    </style:style>
    <style:style style:name="P62" style:family="paragraph" style:parent-style-name="Contents_20_1">
      <style:paragraph-properties>
        <style:tab-stops>
          <style:tab-stop style:position="6.6929in" style:type="right" style:leader-style="dotted" style:leader-text="."/>
        </style:tab-stops>
      </style:paragraph-properties>
    </style:style>
    <style:style style:name="P63" style:family="paragraph" style:parent-style-name="Contents_20_2">
      <style:paragraph-properties>
        <style:tab-stops>
          <style:tab-stop style:position="6.4965in" style:type="right" style:leader-style="dotted" style:leader-text="."/>
        </style:tab-stops>
      </style:paragraph-properties>
    </style:style>
    <style:style style:name="P64" style:family="paragraph" style:parent-style-name="Contents_20_Heading" style:master-page-name="Standard">
      <style:paragraph-properties style:page-number="1" fo:break-before="page"/>
    </style:style>
    <style:style style:name="P65"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52603"/>
    </style:style>
    <style:style style:name="T15" style:family="text">
      <style:text-properties officeooo:rsid="003bcf6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Title"/>
      <text:p text:style-name="Title"/>
      <text:p text:style-name="Title"/>
      <text:p text:style-name="Text_20_body"/>
      <text:p text:style-name="Text_20_body"/>
      <text:p text:style-name="P42">New Opportunities in <text:span text:style-name="T1">Computerized</text:span> Documents</text:p>
      <text:p text:style-name="P14">Elli Chandler</text:p>
      <text:p text:style-name="P15">Capstone in New Media, <text:span text:style-name="T15">instructor Sofian Audry</text:span></text:p>
      <text:p text:style-name="P1">6 May, 2019</text:p>
      <text:p text:style-name="P21"/>
      <text:p text:style-name="P21"/>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Table of Contents</text:p>
          </text:index-title>
          <text:p text:style-name="P62"><text:a xlink:type="simple" xlink:href="#__RefHeading___Toc1520_1809887849" text:style-name="Index_20_Link" text:visited-style-name="Index_20_Link">Introduction<text:tab/>2</text:a></text:p>
          <text:p text:style-name="P63"><text:a xlink:type="simple" xlink:href="#__RefHeading___Toc1522_1809887849" text:style-name="Index_20_Link" text:visited-style-name="Index_20_Link">Abstract<text:tab/>2</text:a></text:p>
          <text:p text:style-name="P63"><text:a xlink:type="simple" xlink:href="#__RefHeading___Toc1524_1809887849" text:style-name="Index_20_Link" text:visited-style-name="Index_20_Link">The Problem<text:tab/>2</text:a></text:p>
          <text:p text:style-name="P65"><text:a xlink:type="simple" xlink:href="#__RefHeading___Toc1526_1809887849" text:style-name="Index_20_Link" text:visited-style-name="Index_20_Link">Existing work towards solving this problem<text:tab/>2</text:a></text:p>
          <text:p text:style-name="P62"><text:a xlink:type="simple" xlink:href="#__RefHeading___Toc1528_1809887849" text:style-name="Index_20_Link" text:visited-style-name="Index_20_Link">General approach<text:tab/>2</text:a></text:p>
          <text:p text:style-name="P63"><text:a xlink:type="simple" xlink:href="#__RefHeading___Toc1530_1809887849" text:style-name="Index_20_Link" text:visited-style-name="Index_20_Link">Current project status<text:tab/>3</text:a></text:p>
          <text:p text:style-name="P62"><text:a xlink:type="simple" xlink:href="#__RefHeading___Toc1532_1809887849" text:style-name="Index_20_Link" text:visited-style-name="Index_20_Link">Intended outcomes<text:tab/>3</text:a></text:p>
          <text:p text:style-name="P62"><text:a xlink:type="simple" xlink:href="#__RefHeading___Toc1534_1809887849" text:style-name="Index_20_Link" text:visited-style-name="Index_20_Link">Overview<text:tab/>3</text:a></text:p>
          <text:p text:style-name="P62"><text:a xlink:type="simple" xlink:href="#__RefHeading___Toc1536_1809887849" text:style-name="Index_20_Link" text:visited-style-name="Index_20_Link">Installation<text:tab/>4</text:a></text:p>
          <text:p text:style-name="P62"><text:a xlink:type="simple" xlink:href="#__RefHeading___Toc1538_1809887849" text:style-name="Index_20_Link" text:visited-style-name="Index_20_Link">Development principles<text:tab/>4</text:a></text:p>
          <text:p text:style-name="P63"><text:a xlink:type="simple" xlink:href="#__RefHeading___Toc1540_1809887849" text:style-name="Index_20_Link" text:visited-style-name="Index_20_Link">Prerequisites for code to be added to the repository<text:tab/>4</text:a></text:p>
          <text:p text:style-name="P63"><text:a xlink:type="simple" xlink:href="#__RefHeading___Toc1542_1809887849" text:style-name="Index_20_Link" text:visited-style-name="Index_20_Link">How issues should be prioritized<text:tab/>4</text:a></text:p>
          <text:p text:style-name="P62"><text:a xlink:type="simple" xlink:href="#__RefHeading___Toc1544_1809887849" text:style-name="Index_20_Link" text:visited-style-name="Index_20_Link">Design goals<text:tab/>5</text:a></text:p>
          <text:p text:style-name="P62"><text:a xlink:type="simple" xlink:href="#__RefHeading___Toc1546_1809887849" text:style-name="Index_20_Link" text:visited-style-name="Index_20_Link">Implementation components<text:tab/>6</text:a></text:p>
          <text:p text:style-name="P62"><text:a xlink:type="simple" xlink:href="#__RefHeading___Toc1548_1809887849" text:style-name="Index_20_Link" text:visited-style-name="Index_20_Link">Further principles<text:tab/>7</text:a></text:p>
          <text:p text:style-name="P63"><text:a xlink:type="simple" xlink:href="#__RefHeading___Toc1550_1809887849" text:style-name="Index_20_Link" text:visited-style-name="Index_20_Link">Target solution spaces<text:tab/>9</text:a></text:p>
          <text:p text:style-name="P63"><text:a xlink:type="simple" xlink:href="#__RefHeading___Toc1552_1809887849" text:style-name="Index_20_Link" text:visited-style-name="Index_20_Link">Semantic representation<text:tab/>9</text:a></text:p>
          <text:p text:style-name="P65"><text:a xlink:type="simple" xlink:href="#__RefHeading___Toc1554_1809887849" text:style-name="Index_20_Link" text:visited-style-name="Index_20_Link">Complex Dc sequences, Sequence Builders, and Dynamic Sets<text:tab/>10</text:a></text:p>
          <text:p text:style-name="P63"><text:a xlink:type="simple" xlink:href="#__RefHeading___Toc1556_1809887849" text:style-name="Index_20_Link" text:visited-style-name="Index_20_Link">Implementation challenges and strategy<text:tab/>11</text:a></text:p>
          <text:p text:style-name="P63"><text:a xlink:type="simple" xlink:href="#__RefHeading___Toc1558_1809887849" text:style-name="Index_20_Link" text:visited-style-name="Index_20_Link">The project in the context of new media studies: Alignment of the project approach to the traits of the currently emerging new media<text:tab/>12</text:a></text:p>
          <text:p text:style-name="P62"><text:a xlink:type="simple" xlink:href="#__RefHeading___Toc1560_1809887849" text:style-name="Index_20_Link" text:visited-style-name="Index_20_Link">StageL<text:tab/>13</text:a></text:p>
          <text:p text:style-name="P63"><text:a xlink:type="simple" xlink:href="#__RefHeading___Toc1562_1809887849" text:style-name="Index_20_Link" text:visited-style-name="Index_20_Link">Design goals<text:tab/>13</text:a></text:p>
          <text:p text:style-name="P63"><text:a xlink:type="simple" xlink:href="#__RefHeading___Toc1564_1809887849" text:style-name="Index_20_Link" text:visited-style-name="Index_20_Link">Actual results of the design goals<text:tab/>14</text:a></text:p>
          <text:p text:style-name="P63"><text:a xlink:type="simple" xlink:href="#__RefHeading___Toc1566_1809887849" text:style-name="Index_20_Link" text:visited-style-name="Index_20_Link">Documentation<text:tab/>14</text:a></text:p>
          <text:p text:style-name="P62"><text:a xlink:type="simple" xlink:href="#__RefHeading___Toc1568_1809887849" text:style-name="Index_20_Link" text:visited-style-name="Index_20_Link">Implementation process flow<text:tab/>14</text:a></text:p>
          <text:p text:style-name="P62"><text:a xlink:type="simple" xlink:href="#__RefHeading___Toc1570_1809887849" text:style-name="Index_20_Link" text:visited-style-name="Index_20_Link">EITE specification<text:tab/>15</text:a></text:p>
          <text:p text:style-name="P62"><text:a xlink:type="simple" xlink:href="#__RefHeading___Toc1572_1809887849" text:style-name="Index_20_Link" text:visited-style-name="Index_20_Link">Appendix A: List of target solution spaces<text:tab/>15</text:a></text:p>
          <text:p text:style-name="P62"><text:a xlink:type="simple" xlink:href="#__RefHeading___Toc1574_1809887849" text:style-name="Index_20_Link" text:visited-style-name="Index_20_Link">Appendix B: StageL language documentation<text:tab/>18</text:a></text:p>
          <text:p text:style-name="P63"><text:a xlink:type="simple" xlink:href="#__RefHeading___Toc1576_1809887849" text:style-name="Index_20_Link" text:visited-style-name="Index_20_Link">Syntax<text:tab/>18</text:a></text:p>
          <text:p text:style-name="P65"><text:a xlink:type="simple" xlink:href="#__RefHeading___Toc1578_1809887849" text:style-name="Index_20_Link" text:visited-style-name="Index_20_Link">Gotchas<text:tab/>19</text:a></text:p>
          <text:p text:style-name="P65"><text:a xlink:type="simple" xlink:href="#__RefHeading___Toc1580_1809887849" text:style-name="Index_20_Link" text:visited-style-name="Index_20_Link">Example<text:tab/>20</text:a></text:p>
          <text:p text:style-name="P63"><text:a xlink:type="simple" xlink:href="#__RefHeading___Toc1582_1809887849" text:style-name="Index_20_Link" text:visited-style-name="Index_20_Link">Special syntaxes<text:tab/>21</text:a></text:p>
          <text:p text:style-name="P63"><text:a xlink:type="simple" xlink:href="#__RefHeading___Toc1584_1809887849" text:style-name="Index_20_Link" text:visited-style-name="Index_20_Link">Scope<text:tab/>21</text:a></text:p>
          <text:p text:style-name="P63"><text:a xlink:type="simple" xlink:href="#__RefHeading___Toc1586_1809887849" text:style-name="Index_20_Link" text:visited-style-name="Index_20_Link">Errors<text:tab/>21</text:a></text:p>
          <text:p text:style-name="P63"><text:a xlink:type="simple" xlink:href="#__RefHeading___Toc1588_1809887849" text:style-name="Index_20_Link" text:visited-style-name="Index_20_Link">Types and basic commands for them<text:tab/>21</text:a></text:p>
          <text:p text:style-name="P65"><text:a xlink:type="simple" xlink:href="#__RefHeading___Toc1590_1809887849" text:style-name="Index_20_Link" text:visited-style-name="Index_20_Link">b: Booleans<text:tab/>21</text:a></text:p>
          <text:p text:style-name="P65"><text:a xlink:type="simple" xlink:href="#__RefHeading___Toc1592_1809887849" text:style-name="Index_20_Link" text:visited-style-name="Index_20_Link">n: Numbers (integer only)<text:tab/>22</text:a></text:p>
          <text:p text:style-name="P65"><text:a xlink:type="simple" xlink:href="#__RefHeading___Toc1594_1809887849" text:style-name="Index_20_Link" text:visited-style-name="Index_20_Link">s: Strings<text:tab/>22</text:a></text:p>
          <text:p text:style-name="P65"><text:a xlink:type="simple" xlink:href="#__RefHeading___Toc1596_1809887849" text:style-name="Index_20_Link" text:visited-style-name="Index_20_Link">Basic type utility routines<text:tab/>22</text:a></text:p>
          <text:p text:style-name="P65"><text:a xlink:type="simple" xlink:href="#__RefHeading___Toc1598_1809887849" text:style-name="Index_20_Link" text:visited-style-name="Index_20_Link">Array utility routines<text:tab/>22</text:a></text:p>
          <text:p text:style-name="P65"><text:a xlink:type="simple" xlink:href="#__RefHeading___Toc1600_1809887849" text:style-name="Index_20_Link" text:visited-style-name="Index_20_Link">an: Number Arrays<text:tab/>23</text:a></text:p>
          <text:p text:style-name="P65"><text:a xlink:type="simple" xlink:href="#__RefHeading___Toc1602_1809887849" text:style-name="Index_20_Link" text:visited-style-name="Index_20_Link">ab: Boolean Arrays<text:tab/>23</text:a></text:p>
          <text:p text:style-name="P65"><text:a xlink:type="simple" xlink:href="#__RefHeading___Toc1604_1809887849" text:style-name="Index_20_Link" text:visited-style-name="Index_20_Link">as: String Arrays<text:tab/>23</text:a></text:p>
          <text:p text:style-name="P63"><text:a xlink:type="simple" xlink:href="#__RefHeading___Toc1606_1809887849" text:style-name="Index_20_Link" text:visited-style-name="Index_20_Link">StageR commands<text:tab/>23</text:a></text:p>
          <text:p text:style-name="P65"><text:a xlink:type="simple" xlink:href="#__RefHeading___Toc1608_1809887849" text:style-name="Index_20_Link" text:visited-style-name="Index_20_Link">Booleans<text:tab/>23</text:a></text:p>
          <text:p text:style-name="P65"><text:a xlink:type="simple" xlink:href="#__RefHeading___Toc1610_1809887849" text:style-name="Index_20_Link" text:visited-style-name="Index_20_Link">Numbers<text:tab/>23</text:a></text:p>
          <text:p text:style-name="P65"><text:a xlink:type="simple" xlink:href="#__RefHeading___Toc1720_1809887849" text:style-name="Index_20_Link" text:visited-style-name="Index_20_Link">Strings<text:tab/>23</text:a></text:p>
          <text:p text:style-name="P65"><text:a xlink:type="simple" xlink:href="#__RefHeading___Toc1614_1809887849" text:style-name="Index_20_Link" text:visited-style-name="Index_20_Link">Arrays<text:tab/>24</text:a></text:p>
        </text:index-body>
      </text:table-of-content>
      <text:p text:style-name="P21"/>
      <text:h text:style-name="Heading_20_1" text:outline-level="1"><text:bookmark-start text:name="__RefHeading___Toc1520_1809887849"/><text:soft-page-break/>Introduction<text:bookmark-end text:name="__RefHeading___Toc1520_1809887849"/></text:h>
      <text:h text:style-name="Heading_20_2" text:outline-level="2"><text:bookmark-start text:name="__RefHeading___Toc1522_1809887849"/>Abstract<text:bookmark-end text:name="__RefHeading___Toc1522_1809887849"/></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50" text:outline-level="2"><text:bookmark-start text:name="__RefHeading___Toc1524_1809887849"/>The Problem<text:bookmark-end text:name="__RefHeading___Toc1524_1809887849"/></text:h>
      <text:p text:style-name="P5">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5">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text:bookmark-start text:name="__RefHeading___Toc1526_1809887849"/>Existing work towards solving this problem<text:bookmark-end text:name="__RefHeading___Toc1526_1809887849"/></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
      <text:h text:style-name="P45" text:outline-level="1"><text:bookmark-start text:name="__RefHeading___Toc1528_1809887849"/>General approach<text:bookmark-end text:name="__RefHeading___Toc1528_1809887849"/></text:h>
      <text:p text:style-name="P7">This project should aim to systematically support the libre development and distribution as best as possible of an innovative information technology environment.</text:p>
      <text:h text:style-name="Heading_20_2" text:outline-level="2"><text:bookmark-start text:name="__RefHeading___Toc1530_1809887849"/><text:soft-page-break/>Current project status<text:bookmark-end text:name="__RefHeading___Toc1530_1809887849"/></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text:bookmark-start text:name="__RefHeading___Toc1532_1809887849"/>Intended outcomes<text:bookmark-end text:name="__RefHeading___Toc1532_1809887849"/></text:h>
      <text:p text:style-name="P6">The end goal of this work is the development of a completed, stable software environment used for developing the project, consisting of:</text:p>
      <text:list xml:id="list2891177574" text:style-name="L1">
        <text:list-item>
          <text:p text:style-name="P22">Specifications</text:p>
        </text:list-item>
        <text:list-item>
          <text:p text:style-name="P22">Information technology environment software implementation</text:p>
        </text:list-item>
        <text:list-item>
          <text:p text:style-name="P22">The cloud computing infrastructure should use a decentralized, asynchronously resolving append-only data store, similar to blockchains, to ensure the preservation and longevity of data stored using it as best as possible.</text:p>
        </text:list-item>
      </text:list>
      <text:h text:style-name="P46" text:outline-level="1"><text:bookmark-start text:name="__RefHeading___Toc1534_1809887849"/>Overview<text:bookmark-end text:name="__RefHeading___Toc1534_1809887849"/></text:h>
      <text:p text:style-name="P8">The computing environment <text:span text:style-name="T2">in its finished form</text:span> will consist of the following components:</text:p>
      <text:list xml:id="list901560391" text:style-name="L2">
        <text:list-item>
          <text:p text:style-name="P23">Development principles, describing the process to use for creating the computing environment</text:p>
        </text:list-item>
        <text:list-item>
          <text:p text:style-name="P23">Data format and its representations</text:p>
          <text:list>
            <text:list-item>
              <text:p text:style-name="P23">Specification</text:p>
            </text:list-item>
            <text:list-item>
              <text:p text:style-name="P23">Reference implementation</text:p>
            </text:list-item>
          </text:list>
        </text:list-item>
        <text:list-item>
          <text:p text:style-name="P23">Data storage <text:span text:style-name="T3">system and infrastructure</text:span>: mechanism for storing append-only set of records, each comprising a unique ID paired with a node document</text:p>
        </text:list-item>
        <text:list-item>
          <text:p text:style-name="P24">Software system, including:</text:p>
          <text:list>
            <text:list-item>
              <text:p text:style-name="P24">Client component</text:p>
            </text:list-item>
            <text:list-item>
              <text:p text:style-name="P24">Server components, <text:span text:style-name="T4">including</text:span>:</text:p>
              <text:list>
                <text:list-item>
                  <text:p text:style-name="P24">Public-facing API</text:p>
                </text:list-item>
                <text:list-item>
                  <text:p text:style-name="P24">Search engine</text:p>
                </text:list-item>
                <text:list-item>
                  <text:p text:style-name="P24"><text:soft-page-break/>Storage backend</text:p>
                </text:list-item>
              </text:list>
            </text:list-item>
          </text:list>
        </text:list-item>
      </text:list>
      <text:h text:style-name="Heading_20_1" text:outline-level="1"><text:bookmark-start text:name="__RefHeading___Toc1536_1809887849"/>Installation<text:bookmark-end text:name="__RefHeading___Toc1536_1809887849"/></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text:bookmark-start text:name="__RefHeading___Toc1538_1809887849"/>Development principles<text:bookmark-end text:name="__RefHeading___Toc1538_1809887849"/></text:h>
      <text:p text:style-name="P9">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2029865272" text:style-name="L3">
        <text:list-item>
          <text:p text:style-name="P25">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25">Make sure that all tests pass when releasing changes to the software.</text:p>
        </text:list-item>
        <text:list-item>
          <text:p text:style-name="P25">Thorough automated unit tests should be provided and kept passing.</text:p>
        </text:list-item>
      </text:list>
      <text:h text:style-name="P51" text:outline-level="2"><text:bookmark-start text:name="__RefHeading___Toc1540_1809887849"/>Prerequisites for code to be added to the repository<text:bookmark-end text:name="__RefHeading___Toc1540_1809887849"/></text:h>
      <text:list xml:id="list448308590" text:style-name="L4">
        <text:list-item>
          <text:p text:style-name="P26">Code must be readable and documented.</text:p>
        </text:list-item>
        <text:list-item>
          <text:p text:style-name="P26">Code must not cause or have failing tests.</text:p>
        </text:list-item>
        <text:list-item>
          <text:p text:style-name="P26">Code should include thorough automatic test coverage.</text:p>
        </text:list-item>
        <text:list-item>
          <text:p text:style-name="P26"><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text:bookmark-start text:name="__RefHeading___Toc1542_1809887849"/>How issues should be prioritized<text:bookmark-end text:name="__RefHeading___Toc1542_1809887849"/></text:h>
      <text:p text:style-name="Text_20_body">Ordered from highest priority to lowest priority:</text:p>
      <text:list xml:id="list3696309961" text:style-name="L5">
        <text:list-item>
          <text:p text:style-name="P27">Potential for data loss</text:p>
        </text:list-item>
        <text:list-item>
          <text:p text:style-name="P27">Security vulnerabilities</text:p>
        </text:list-item>
        <text:list-item>
          <text:p text:style-name="P27">Functional regressions</text:p>
        </text:list-item>
        <text:list-item>
          <text:p text:style-name="P27">Incorrect results</text:p>
        </text:list-item>
        <text:list-item>
          <text:p text:style-name="P27">Crashes, lack of accessibility/internationalization, and similar critical usability issues</text:p>
        </text:list-item>
        <text:list-item>
          <text:p text:style-name="P27">Slow code with a significant impact on usability</text:p>
        </text:list-item>
        <text:list-item>
          <text:p text:style-name="P27">Aesthetic regressions</text:p>
        </text:list-item>
        <text:list-item>
          <text:p text:style-name="P27">Minor usability issues</text:p>
        </text:list-item>
        <text:list-item>
          <text:p text:style-name="P27">Slow code with a moderate impact on usability</text:p>
        </text:list-item>
        <text:list-item>
          <text:p text:style-name="P27">Missing feature<text:span text:style-name="T9">s</text:span></text:p>
        </text:list-item>
      </text:list>
      <text:h text:style-name="Heading_20_1" text:outline-level="1"><text:bookmark-start text:name="__RefHeading___Toc1544_1809887849"/><text:soft-page-break/>Design goals<text:bookmark-end text:name="__RefHeading___Toc1544_1809887849"/></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P2"><text:soft-page-break/></text:p>
      <text:h text:style-name="Heading_20_1" text:outline-level="1"><text:bookmark-start text:name="__RefHeading___Toc1546_1809887849"/>Implementation components<text:bookmark-end text:name="__RefHeading___Toc1546_1809887849"/></text:h>
      <text:p text:style-name="P10"/>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0">Component</text:p>
            </table:table-cell>
            <table:table-cell table:style-name="Table1.A1" office:value-type="string">
              <text:p text:style-name="P20">Implementation language</text:p>
            </table:table-cell>
            <table:table-cell table:style-name="Table1.A1" office:value-type="string">
              <text:p text:style-name="P20">Description</text:p>
            </table:table-cell>
            <table:table-cell table:style-name="Table1.A1" office:value-type="string">
              <text:p text:style-name="P20">Code location</text:p>
            </table:table-cell>
          </table:table-row>
        </table:table-header-rows>
        <table:table-row>
          <table:table-cell table:style-name="Table1.A1" office:value-type="string">
            <text:p text:style-name="P19">StageL transpiler</text:p>
          </table:table-cell>
          <table:table-cell table:style-name="Table1.A1" office:value-type="string">
            <text:p text:style-name="P19">bash</text:p>
          </table:table-cell>
          <table:table-cell table:style-name="Table1.A1" office:value-type="string">
            <text:p text:style-name="P19">Translate .stagel files to other languages</text:p>
          </table:table-cell>
          <table:table-cell table:style-name="Table1.A1" office:value-type="string">
            <text:p text:style-name="P19">cli/stagel-convert</text:p>
          </table:table-cell>
        </table:table-row>
        <table:table-row>
          <table:table-cell table:style-name="Table1.A1" office:value-type="string">
            <text:p text:style-name="P19">StageL's language-specific implementations</text:p>
          </table:table-cell>
          <table:table-cell table:style-name="Table1.A1" office:value-type="string">
            <text:p text:style-name="P19">Implemented once for each StageL target language</text:p>
          </table:table-cell>
          <table:table-cell table:style-name="Table1.A1" office:value-type="string">
            <text:p text:style-name="P19">Implementations of routines for StageL that are not implemented in StageL itself, but are instead implemented in its target languages.</text:p>
          </table:table-cell>
          <table:table-cell table:style-name="Table1.A1" office:value-type="string">
            <text:p text:style-name="P19">implementation/core-implementations/</text:p>
          </table:table-cell>
        </table:table-row>
        <table:table-row>
          <table:table-cell table:style-name="Table1.A1" office:value-type="string">
            <text:p text:style-name="P19">Portable implementation</text:p>
          </table:table-cell>
          <table:table-cell table:style-name="Table1.A1" office:value-type="string">
            <text:p text:style-name="P19">StageL</text:p>
          </table:table-cell>
          <table:table-cell table:style-name="Table1.A1" office:value-type="string">
            <text:p text:style-name="P19">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19">implementation/portable/</text:p>
          </table:table-cell>
        </table:table-row>
        <table:table-row>
          <table:table-cell table:style-name="Table1.A1" office:value-type="string">
            <text:p text:style-name="P19">Optional speedup code</text:p>
          </table:table-cell>
          <table:table-cell table:style-name="Table1.A1" office:value-type="string">
            <text:p text:style-name="P19">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19">implementation/speedups/</text:p>
          </table:table-cell>
        </table:table-row>
        <table:table-row>
          <table:table-cell table:style-name="Table1.A1" office:value-type="string">
            <text:p text:style-name="P19">Data files</text:p>
          </table:table-cell>
          <table:table-cell table:style-name="Table1.A1" office:value-type="string">
            <text:p text:style-name="P19">N/A</text:p>
          </table:table-cell>
          <table:table-cell table:style-name="Table1.A1" office:value-type="string">
            <text:p text:style-name="P19">Data files used to implement EITE.</text:p>
          </table:table-cell>
          <table:table-cell table:style-name="Table1.A1" office:value-type="string">
            <text:p text:style-name="P19">implementation/portable/</text:p>
          </table:table-cell>
        </table:table-row>
        <table:table-row>
          <table:table-cell table:style-name="Table1.A1" office:value-type="string">
            <text:p text:style-name="P19">Build scripts</text:p>
          </table:table-cell>
          <table:table-cell table:style-name="Table1.A1" office:value-type="string">
            <text:p text:style-name="P19">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19">support/build-scripts/</text:p>
          </table:table-cell>
        </table:table-row>
        <table:table-row>
          <table:table-cell table:style-name="Table1.A1" office:value-type="string">
            <text:p text:style-name="P19">EITE document testing quick-runner</text:p>
          </table:table-cell>
          <table:table-cell table:style-name="Table1.A1" office:value-type="string">
            <text:p text:style-name="P19">For now, bash, I guess? Or maybe js and run it in node to avoid having to add new StageL target language <text:soft-page-break/>(dep. on EITE document format implementation)</text:p>
          </table:table-cell>
          <table:table-cell table:style-name="Table1.A1" office:value-type="string">
            <text:p text:style-name="P19">Thin wrapper around the EITE document format implementation that gets the output of a document in its state after it's finished loading, for automated testing (would ignore things <text:soft-page-break/>that are e.g. interactive or whatever).</text:p>
          </table:table-cell>
          <table:table-cell table:style-name="Table1.A1" office:value-type="string">
            <text:p text:style-name="P19">(TODO)</text:p>
          </table:table-cell>
        </table:table-row>
        <table:table-row>
          <table:table-cell table:style-name="Table1.A1" office:value-type="string">
            <text:p text:style-name="P19">EITE document format tests</text:p>
          </table:table-cell>
          <table:table-cell table:style-name="Table1.A1" office:value-type="string">
            <text:p text:style-name="P19">StageL</text:p>
          </table:table-cell>
          <table:table-cell table:style-name="Table1.A1" office:value-type="string">
            <text:p text:style-name="P19">Test suite for EITE implementation.</text:p>
          </table:table-cell>
          <table:table-cell table:style-name="Table1.A1" office:value-type="string">
            <text:p text:style-name="P19">web/tests.htm</text:p>
          </table:table-cell>
        </table:table-row>
        <table:table-row>
          <table:table-cell table:style-name="Table1.A1" office:value-type="string">
            <text:p text:style-name="P19">EITE document runner</text:p>
          </table:table-cell>
          <table:table-cell table:style-name="Table1.A1" office:value-type="string">
            <text:p text:style-name="P19">Various platforms possible. For now, HTML+JS. (dep. on EITE document format implementation)</text:p>
          </table:table-cell>
          <table:table-cell table:style-name="Table1.A1" office:value-type="string">
            <text:p text:style-name="P19">Thin wrapper around the EITE document format implementation that runs and displays a specified document.</text:p>
          </table:table-cell>
          <table:table-cell table:style-name="Table1.A1" office:value-type="string">
            <text:p text:style-name="P19">(TODO)</text:p>
          </table:table-cell>
        </table:table-row>
        <table:table-row>
          <table:table-cell table:style-name="Table1.A1" office:value-type="string">
            <text:p text:style-name="P19">EITE non-native document editing tool</text:p>
          </table:table-cell>
          <table:table-cell table:style-name="Table1.A1" office:value-type="string">
            <text:p text:style-name="P19">HTML, JavaScript (dep. on EITE document runner)</text:p>
          </table:table-cell>
          <table:table-cell table:style-name="Table1.A1" office:value-type="string">
            <text:p text:style-name="P19">Tool for editing and running EITE-format documents before an EITE-native editing tool is available.</text:p>
          </table:table-cell>
          <table:table-cell table:style-name="Table1.A1" office:value-type="string">
            <text:p text:style-name="P19">web/edit.htm (WIP)</text:p>
          </table:table-cell>
        </table:table-row>
        <table:table-row>
          <table:table-cell table:style-name="Table1.A1" office:value-type="string">
            <text:p text:style-name="P19">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19">EITE</text:p>
          </table:table-cell>
          <table:table-cell table:style-name="Table1.A1" office:value-type="string">
            <text:p text:style-name="Table_20_Contents"><text:span text:style-name="T10">A user interface and document 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19">web/main.htm (WIP)</text:p>
          </table:table-cell>
        </table:table-row>
      </table:table>
      <text:p text:style-name="P10"/>
      <text:h text:style-name="Heading_20_1" text:outline-level="1"><text:bookmark-start text:name="__RefHeading___Toc1548_1809887849"/>Further principles<text:bookmark-end text:name="__RefHeading___Toc1548_1809887849"/></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text:soft-page-break/>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1"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text:soft-page-break/>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2" text:note-class="footnote"><text:note-citation>2</text:note-citation><text:note-body><text:p text:style-name="P12"><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ext:bookmark-start text:name="__RefHeading___Toc1550_1809887849"/>Target solution spaces<text:bookmark-end text:name="__RefHeading___Toc1550_1809887849"/></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text:bookmark-start text:name="__RefHeading___Toc1552_1809887849"/>Semantic representation<text:bookmark-end text:name="__RefHeading___Toc1552_1809887849"/></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text:soft-page-break/>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278940253" text:style-name="L6">
        <text:list-item>
          <text:p text:style-name="P28">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28">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text:bookmark-start text:name="__RefHeading___Toc1554_1809887849"/>Complex Dc sequences, Sequence Builders, and Dynamic Sets<text:bookmark-end text:name="__RefHeading___Toc1554_1809887849"/></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text:soft-page-break/>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text:bookmark-start text:name="__RefHeading___Toc1556_1809887849"/>Implementation challenges and strategy<text:bookmark-end text:name="__RefHeading___Toc1556_1809887849"/></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3">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4">StageL and the </text:span><text:soft-page-break/><text:span text:style-name="T14">StageL-implemented library developed so far provide a solid technological foundation for further implementation of this project, and have practical applications outside of it as well.</text:span></text:p>
      <text:h text:style-name="Heading_20_2" text:outline-level="2"><text:bookmark-start text:name="__RefHeading___Toc1558_1809887849"/>The project in the context of new media studies: Alignment of the project approach to the traits of the currently emerging new media<text:bookmark-end text:name="__RefHeading___Toc1558_1809887849"/></text:h>
      <text:p text:style-name="Text_20_body">Henry Jenkins's article “Eight Traits of the New Media Landscape”<text:note text:id="ftn3" text:note-class="footnote"><text:note-citation>3</text:note-citation><text:note-body><text:p text:style-name="P13"><text:span text:style-name="T14">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text:soft-page-break/>although it could only serve adults until a sufficient child protection framework is in place (<text:span text:style-name="T7">e.g.</text:span> I think Google doesn't allow kids to use it, so this presumably shouldn't either).</text:p>
      <text:p text:style-name="Text_20_body">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text:bookmark-start text:name="__RefHeading___Toc1560_1809887849"/>StageL<text:bookmark-end text:name="__RefHeading___Toc1560_1809887849"/></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text:bookmark-start text:name="__RefHeading___Toc1562_1809887849"/>Design goals<text:bookmark-end text:name="__RefHeading___Toc1562_1809887849"/></text:h>
      <text:list xml:id="list881051746" text:style-name="L7">
        <text:list-item>
          <text:p text:style-name="P29">Imperative language. Trivial to implement, learn, and read; extremely portable.</text:p>
        </text:list-item>
        <text:list-item>
          <text:p text:style-name="P29">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29">Implemented as a transpiler that accepts a file as input and produces a file in the target language as output.</text:p>
        </text:list-item>
        <text:list-item>
          <text:p text:style-name="P29">Have an implementation of itself using itself, to provide testing and portability of the language.</text:p>
        </text:list-item>
        <text:list-item>
          <text:p text:style-name="P29">Have an implementation in Bash.</text:p>
        </text:list-item>
        <text:list-item>
          <text:p text:style-name="P29">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29">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29">All input/output to/from the language is as functions. All code must be in a function, with declared parameters, parameter types, variables needed, and return type. (The expense of the simple type system is that changing return values would break functions' API, since "out" <text:soft-page-break/>parameters and/or pointers would not be available, but this should allow the code to be simple and readable, which is a priority for this language.)</text:p>
        </text:list-item>
        <text:list-item>
          <text:p text:style-name="P29">Output files should retain the structure and comments of the input files, thereby retaining readability as far as the target language permits.</text:p>
        </text:list-item>
        <text:list-item>
          <text:p text:style-name="P29">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text:bookmark-start text:name="__RefHeading___Toc1564_1809887849"/>Actual results of the design goals<text:bookmark-end text:name="__RefHeading___Toc1564_1809887849"/></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52" text:outline-level="2"><text:bookmark-start text:name="__RefHeading___Toc1566_1809887849"/>Documentation<text:bookmark-end text:name="__RefHeading___Toc1566_1809887849"/></text:h>
      <text:p text:style-name="P4">See Appendix B for documentation of StageL.</text:p>
      <text:h text:style-name="Heading_20_1" text:outline-level="1"><text:bookmark-start text:name="__RefHeading___Toc1568_1809887849"/>Implementation process flow<text:bookmark-end text:name="__RefHeading___Toc1568_1809887849"/></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18"><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16"><text:s text:c="30"/>⎣ etc.) <text:s text:c="21"/>⎦</text:p>
      <text:p text:style-name="Text_20_body"/>
      <text:p text:style-name="Text_20_body"/>
      <text:h text:style-name="Heading_20_1" text:outline-level="1">Data formats</text:h>
      <text:p text:style-name="P32">Equivalent data formats for working with documents in various forms should be provided. The draft documentation for the document format and its electronic representation formats are provided in Appendix C.</text:p>
      <text:h text:style-name="Heading_20_1" text:outline-level="1"><text:bookmark-start text:name="__RefHeading___Toc1570_1809887849"/>EITE specification<text:bookmark-end text:name="__RefHeading___Toc1570_1809887849"/></text:h>
      <text:p text:style-name="P33">The EITE specification is provided in Appendix D.</text:p>
      <text:h text:style-name="P47" text:outline-level="1"><text:bookmark-start text:name="__RefHeading___Toc1572_1809887849"/>Appendix A: List of target solution spaces<text:bookmark-end text:name="__RefHeading___Toc1572_1809887849"/></text:h>
      <text:list xml:id="list556035560" text:style-name="L8">
        <text:list-item>
          <text:p text:style-name="P38">Getting a summary of everything going on (start / home screen kind of thing): Customizable. For example, could contain: </text:p>
          <text:list>
            <text:list-item>
              <text:p text:style-name="P38">A brief reminder of who/where/when/etc. I am </text:p>
            </text:list-item>
            <text:list-item>
              <text:p text:style-name="P38">What I have to do today (schedule, tasks, etc.) </text:p>
            </text:list-item>
            <text:list-item>
              <text:p text:style-name="P39"><text:span text:style-name="T10">Important news (</text:span><text:span text:style-name="Emphasis"><text:span text:style-name="T10">e.g.</text:span></text:span><text:span text:style-name="T10"> emergencies, etc.) </text:span></text:p>
            </text:list-item>
            <text:list-item>
              <text:p text:style-name="P38">A search box </text:p>
            </text:list-item>
            <text:list-item>
              <text:p text:style-name="P38">A way to easily create a journal entry, blog/microblog post, social networking status update, etc. </text:p>
            </text:list-item>
            <text:list-item>
              <text:p text:style-name="P38">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38">A way to easily compose an IM / email / etc. or place a voice/videocall </text:p>
            </text:list-item>
            <text:list-item>
              <text:p text:style-name="P38">Messages from others (emails, IMs, voice/videomails, etc.) </text:p>
            </text:list-item>
            <text:list-item>
              <text:p text:style-name="P38">Other guided information resources (see below) </text:p>
            </text:list-item>
            <text:list-item>
              <text:p text:style-name="P38">A hierarchy of things to browse through (web-portal style) </text:p>
            </text:list-item>
            <text:list-item>
              <text:p text:style-name="P38">… </text:p>
            </text:list-item>
          </text:list>
        </text:list-item>
        <text:list-item>
          <text:p text:style-name="P38">Media consumption and browsing </text:p>
          <text:list>
            <text:list-item>
              <text:p text:style-name="P38">Reading and interacting with documents/apps </text:p>
            </text:list-item>
            <text:list-item>
              <text:p text:style-name="P38">Browsing a Web site </text:p>
            </text:list-item>
            <text:list-item>
              <text:p text:style-name="P38">Browsing through EITE nodes and other structured datasets/databases </text:p>
            </text:list-item>
            <text:list-item>
              <text:p text:style-name="P38">Movies </text:p>
            </text:list-item>
            <text:list-item>
              <text:p text:style-name="P38">Feature films </text:p>
            </text:list-item>
            <text:list-item>
              <text:p text:style-name="P38">Video series </text:p>
            </text:list-item>
            <text:list-item>
              <text:p text:style-name="P38">Online streaming home video (YouTube, etc.) </text:p>
            </text:list-item>
            <text:list-item>
              <text:p text:style-name="P38"><text:soft-page-break/>… </text:p>
            </text:list-item>
            <text:list-item>
              <text:p text:style-name="P38">Music </text:p>
            </text:list-item>
            <text:list-item>
              <text:p text:style-name="P38">Albums </text:p>
            </text:list-item>
            <text:list-item>
              <text:p text:style-name="P38">Individual tracks </text:p>
            </text:list-item>
            <text:list-item>
              <text:p text:style-name="P38">Music videos </text:p>
            </text:list-item>
            <text:list-item>
              <text:p text:style-name="P38">Artist/album/tag/etc. radio </text:p>
            </text:list-item>
            <text:list-item>
              <text:p text:style-name="P38">Playlists, including shared playlists </text:p>
            </text:list-item>
            <text:list-item>
              <text:p text:style-name="P38">Scores </text:p>
            </text:list-item>
            <text:list-item>
              <text:p text:style-name="P38">… </text:p>
            </text:list-item>
            <text:list-item>
              <text:p text:style-name="P38">Games </text:p>
            </text:list-item>
            <text:list-item>
              <text:p text:style-name="P38">Interactive fiction, MUDs, MOOs, MMOs, puzzles, board game simulations, many other types of games … </text:p>
            </text:list-item>
            <text:list-item>
              <text:p text:style-name="P38">Ebooks </text:p>
            </text:list-item>
            <text:list-item>
              <text:p text:style-name="P38">Poetry </text:p>
            </text:list-item>
            <text:list-item>
              <text:p text:style-name="P38">Quotations </text:p>
            </text:list-item>
            <text:list-item>
              <text:p text:style-name="P38">Essays </text:p>
            </text:list-item>
            <text:list-item>
              <text:p text:style-name="P38">News </text:p>
            </text:list-item>
            <text:list-item>
              <text:p text:style-name="P38">Comics </text:p>
            </text:list-item>
            <text:list-item>
              <text:p text:style-name="P38">Manga </text:p>
            </text:list-item>
            <text:list-item>
              <text:p text:style-name="P38">Blogs &amp; RSS feeds </text:p>
            </text:list-item>
            <text:list-item>
              <text:p text:style-name="P38">Consuming realtime media (television, radio, livestreams, …) </text:p>
            </text:list-item>
            <text:list-item>
              <text:p text:style-name="P38">… </text:p>
            </text:list-item>
          </text:list>
        </text:list-item>
        <text:list-item>
          <text:p text:style-name="P38">Document creation and sharing </text:p>
          <text:list>
            <text:list-item>
              <text:p text:style-name="P38">Writing a paper </text:p>
            </text:list-item>
            <text:list-item>
              <text:p text:style-name="P38">Collaborative document editing / creation </text:p>
            </text:list-item>
            <text:list-item>
              <text:p text:style-name="P38">Composing a score </text:p>
            </text:list-item>
            <text:list-item>
              <text:p text:style-name="P38">Writing a book </text:p>
            </text:list-item>
            <text:list-item>
              <text:p text:style-name="P38">Creating a movie </text:p>
            </text:list-item>
            <text:list-item>
              <text:p text:style-name="P38">Creating a storyboard for a movie </text:p>
            </text:list-item>
            <text:list-item>
              <text:p text:style-name="P38">Writing a script </text:p>
            </text:list-item>
            <text:list-item>
              <text:p text:style-name="P38">Editing a photograph </text:p>
            </text:list-item>
            <text:list-item>
              <text:p text:style-name="P38">Creating animation </text:p>
            </text:list-item>
            <text:list-item>
              <text:p text:style-name="P38">Notes to one's self (sticky notes style) </text:p>
            </text:list-item>
            <text:list-item>
              <text:p text:style-name="P38">More thorough journal-y notes to one's self (including jotting down / recording / playing in musical ideas, etc.) </text:p>
            </text:list-item>
            <text:list-item>
              <text:p text:style-name="P38">3D modeling and rendering </text:p>
            </text:list-item>
            <text:list-item>
              <text:p text:style-name="P38">CAD </text:p>
            </text:list-item>
            <text:list-item>
              <text:p text:style-name="P38">Diagramming </text:p>
            </text:list-item>
            <text:list-item>
              <text:p text:style-name="P38">Creating a database </text:p>
            </text:list-item>
            <text:list-item>
              <text:p text:style-name="P38">Mind mapping </text:p>
            </text:list-item>
            <text:list-item>
              <text:p text:style-name="P38">Recording and producing a song </text:p>
            </text:list-item>
            <text:list-item>
              <text:p text:style-name="P38">Diagramming structures in multiple dimensions </text:p>
            </text:list-item>
            <text:list-item>
              <text:p text:style-name="P38">Developing apps </text:p>
            </text:list-item>
            <text:list-item>
              <text:p text:style-name="P38">Designing a typeface </text:p>
            </text:list-item>
            <text:list-item>
              <text:p text:style-name="P38">Working with GIS data </text:p>
            </text:list-item>
            <text:list-item>
              <text:p text:style-name="P38">Recording a photograph or a video using a webcam, scanner, camera, … </text:p>
            </text:list-item>
            <text:list-item>
              <text:p text:style-name="P38">Recording audio using a microphone </text:p>
            </text:list-item>
            <text:list-item>
              <text:p text:style-name="P38">Working with geometric figures </text:p>
            </text:list-item>
            <text:list-item>
              <text:p text:style-name="P38">Recording music from a USB/MIDI instrument </text:p>
            </text:list-item>
            <text:list-item>
              <text:p text:style-name="P38">Blogging and microblogging </text:p>
            </text:list-item>
            <text:list-item>
              <text:p text:style-name="P38">Working with legal documents </text:p>
            </text:list-item>
            <text:list-item>
              <text:p text:style-name="P38">… </text:p>
            </text:list-item>
          </text:list>
        </text:list-item>
        <text:list-item>
          <text:p text:style-name="P38">Working with structured information (this is mostly also document creation / management) </text:p>
          <text:list>
            <text:list-item>
              <text:p text:style-name="P38">Managing a genealogy using Ember records </text:p>
            </text:list-item>
            <text:list-item>
              <text:p text:style-name="P38">Managing a calendar / schedule </text:p>
            </text:list-item>
            <text:list-item>
              <text:p text:style-name="P38">Managing a to-do list </text:p>
            </text:list-item>
            <text:list-item>
              <text:p text:style-name="P38">Managing a contacts directory </text:p>
            </text:list-item>
            <text:list-item>
              <text:p text:style-name="P38"><text:soft-page-break/>Working with scientific data </text:p>
            </text:list-item>
            <text:list-item>
              <text:p text:style-name="P38">Maintaining a retail environment (online or physical) </text:p>
            </text:list-item>
            <text:list-item>
              <text:p text:style-name="P38">Managing recipes </text:p>
            </text:list-item>
            <text:list-item>
              <text:p text:style-name="P38">Managing a reading list </text:p>
            </text:list-item>
            <text:list-item>
              <text:p text:style-name="P38">Journaling </text:p>
            </text:list-item>
            <text:list-item>
              <text:p text:style-name="P38">Managing a bibliography </text:p>
            </text:list-item>
            <text:list-item>
              <text:p text:style-name="P38">Fantasy sports </text:p>
            </text:list-item>
            <text:list-item>
              <text:p text:style-name="P38">Managing and using bookmarks </text:p>
            </text:list-item>
            <text:list-item>
              <text:p text:style-name="P38">Managing financial information </text:p>
            </text:list-item>
            <text:list-item>
              <text:p text:style-name="P38">Managing personal notes, documents, projects, photographs, videos, etc. </text:p>
            </text:list-item>
            <text:list-item>
              <text:p text:style-name="P38">Managing a class </text:p>
            </text:list-item>
            <text:list-item>
              <text:p text:style-name="P38">Participating in a class </text:p>
            </text:list-item>
            <text:list-item>
              <text:p text:style-name="P38">… </text:p>
            </text:list-item>
          </text:list>
        </text:list-item>
        <text:list-item>
          <text:p text:style-name="P38">Using resources/tools </text:p>
          <text:list>
            <text:list-item>
              <text:p text:style-name="P38">Dictionary </text:p>
            </text:list-item>
            <text:list-item>
              <text:p text:style-name="P38">Thesaurus </text:p>
            </text:list-item>
            <text:list-item>
              <text:p text:style-name="P38">Chemical elements chart and data </text:p>
            </text:list-item>
            <text:list-item>
              <text:p text:style-name="P38">Maps, travel directions, and sky charts </text:p>
            </text:list-item>
            <text:list-item>
              <text:p text:style-name="P38">Calculator </text:p>
            </text:list-item>
            <text:list-item>
              <text:p text:style-name="P38">Using the computer as a flashlight </text:p>
            </text:list-item>
            <text:list-item>
              <text:p text:style-name="P38">Field guides / identification keys </text:p>
            </text:list-item>
            <text:list-item>
              <text:p text:style-name="P38">Instructions and how-to information </text:p>
            </text:list-item>
            <text:list-item>
              <text:p text:style-name="P38">Lessons on things </text:p>
            </text:list-item>
            <text:list-item>
              <text:p text:style-name="P38">Typing lessons </text:p>
            </text:list-item>
            <text:list-item>
              <text:p text:style-name="P38">Language learning lessons </text:p>
            </text:list-item>
            <text:list-item>
              <text:p text:style-name="P38">Musical instrument lessons </text:p>
            </text:list-item>
            <text:list-item>
              <text:p text:style-name="P38">Tutorials on using software </text:p>
            </text:list-item>
            <text:list-item>
              <text:p text:style-name="P38">… </text:p>
            </text:list-item>
            <text:list-item>
              <text:p text:style-name="P38">Support using EITE &amp; Ember </text:p>
            </text:list-item>
            <text:list-item>
              <text:p text:style-name="P38">Nutrition information </text:p>
            </text:list-item>
            <text:list-item>
              <text:p text:style-name="P39"><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38">… </text:p>
            </text:list-item>
          </text:list>
        </text:list-item>
        <text:list-item>
          <text:p text:style-name="P38">Management </text:p>
          <text:list>
            <text:list-item>
              <text:p text:style-name="P38">Database creation and administration (this is really “Document creation”, but also listed here) </text:p>
            </text:list-item>
            <text:list-item>
              <text:p text:style-name="P38">Network administration </text:p>
            </text:list-item>
            <text:list-item>
              <text:p text:style-name="P38">Programming </text:p>
            </text:list-item>
            <text:list-item>
              <text:p text:style-name="P38">Emulation of other computing systems (this is also media playback, of a sort) </text:p>
            </text:list-item>
            <text:list-item>
              <text:p text:style-name="P38">Working with files and directories </text:p>
            </text:list-item>
            <text:list-item>
              <text:p text:style-name="P38">Converting data from one format to another </text:p>
            </text:list-item>
            <text:list-item>
              <text:p text:style-name="P38">Compressing and/or archiving data and/or directory structures </text:p>
            </text:list-item>
            <text:list-item>
              <text:p text:style-name="P38">Imaging disks </text:p>
            </text:list-item>
            <text:list-item>
              <text:p text:style-name="P38">Encrypting, decrypting, creating checksum records for, checking against checksum records, packing with parity data, restoring from parity data… </text:p>
            </text:list-item>
            <text:list-item>
              <text:p text:style-name="P38">Running apps (this is basically just opening documents, ) </text:p>
            </text:list-item>
            <text:list-item>
              <text:p text:style-name="P38">Distributed computing </text:p>
            </text:list-item>
            <text:list-item>
              <text:p text:style-name="P38">Digital forensics </text:p>
            </text:list-item>
            <text:list-item>
              <text:p text:style-name="P38">Computer security </text:p>
            </text:list-item>
            <text:list-item>
              <text:p text:style-name="P38">Malware prevention, intrusion detection, … </text:p>
            </text:list-item>
            <text:list-item>
              <text:p text:style-name="P38">Data serialization </text:p>
            </text:list-item>
            <text:list-item>
              <text:p text:style-name="P38">… </text:p>
            </text:list-item>
          </text:list>
        </text:list-item>
        <text:list-item>
          <text:p text:style-name="P38">Exchange </text:p>
          <text:list>
            <text:list-item>
              <text:p text:style-name="P38">Buying and selling goods </text:p>
            </text:list-item>
            <text:list-item>
              <text:p text:style-name="P38">Trading stocks and cryptocurrencies </text:p>
            </text:list-item>
            <text:list-item>
              <text:p text:style-name="P38">Purchasing and selling tickets </text:p>
            </text:list-item>
            <text:list-item>
              <text:p text:style-name="P38">Issuing and redeeming coupons </text:p>
            </text:list-item>
            <text:list-item>
              <text:p text:style-name="P38">Sending money (money-order style) </text:p>
            </text:list-item>
            <text:list-item>
              <text:p text:style-name="P38"><text:soft-page-break/>… </text:p>
            </text:list-item>
          </text:list>
        </text:list-item>
        <text:list-item>
          <text:p text:style-name="P38">Searching </text:p>
          <text:list>
            <text:list-item>
              <text:p text:style-name="P39"><text:span text:style-name="T10">Answers (</text:span><text:span text:style-name="Emphasis"><text:span text:style-name="T10">e.g.</text:span></text:span><text:span text:style-name="T10"> facts, math questions) </text:span></text:p>
            </text:list-item>
            <text:list-item>
              <text:p text:style-name="P39"><text:span text:style-name="T10">Finding media (</text:span><text:span text:style-name="Emphasis"><text:span text:style-name="T10">e.g.</text:span></text:span><text:span text:style-name="T10"> news, movies, music, etc.) </text:span></text:p>
            </text:list-item>
            <text:list-item>
              <text:p text:style-name="P38">Locating documents </text:p>
            </text:list-item>
            <text:list-item>
              <text:p text:style-name="P38">… </text:p>
            </text:list-item>
          </text:list>
        </text:list-item>
        <text:list-item>
          <text:p text:style-name="P38">Guided time use and content consumption </text:p>
          <text:list>
            <text:list-item>
              <text:p text:style-name="P38">Notifications </text:p>
            </text:list-item>
            <text:list-item>
              <text:p text:style-name="P38">Emergencies </text:p>
            </text:list-item>
            <text:list-item>
              <text:p text:style-name="P38">Important news </text:p>
            </text:list-item>
            <text:list-item>
              <text:p text:style-name="P38">Emails </text:p>
            </text:list-item>
            <text:list-item>
              <text:p text:style-name="P38">Blog feeds </text:p>
            </text:list-item>
            <text:list-item>
              <text:p text:style-name="P38">Things I’m supposed to be doing </text:p>
            </text:list-item>
            <text:list-item>
              <text:p text:style-name="P38">Personal health warnings </text:p>
            </text:list-item>
            <text:list-item>
              <text:p text:style-name="P38">Computer status warnings (disk/memory failure, overheating, can’t connect to Ember server, running out of battery power, …) </text:p>
            </text:list-item>
            <text:list-item>
              <text:p text:style-name="P38">… </text:p>
            </text:list-item>
            <text:list-item>
              <text:p text:style-name="P38">Activity guidance </text:p>
            </text:list-item>
            <text:list-item>
              <text:p text:style-name="P38">What to do right now </text:p>
            </text:list-item>
            <text:list-item>
              <text:p text:style-name="P38">What I have on my schedule upcoming </text:p>
            </text:list-item>
            <text:list-item>
              <text:p text:style-name="P38">… </text:p>
            </text:list-item>
            <text:list-item>
              <text:p text:style-name="P38">News headlines </text:p>
            </text:list-item>
            <text:list-item>
              <text:p text:style-name="P38">Blog feeds </text:p>
            </text:list-item>
            <text:list-item>
              <text:p text:style-name="P38">Podcasts </text:p>
            </text:list-item>
            <text:list-item>
              <text:p text:style-name="P38">Top charts (popular items) </text:p>
            </text:list-item>
            <text:list-item>
              <text:p text:style-name="P38">Best charts (classics / enduring popularity items) </text:p>
            </text:list-item>
            <text:list-item>
              <text:p text:style-name="P38">Suggested recipes </text:p>
            </text:list-item>
            <text:list-item>
              <text:p text:style-name="P38">Fitness tips </text:p>
            </text:list-item>
            <text:list-item>
              <text:p text:style-name="P38">Weather information </text:p>
            </text:list-item>
            <text:list-item>
              <text:p text:style-name="P38">Stock market information </text:p>
            </text:list-item>
            <text:list-item>
              <text:p text:style-name="P38">Computer’s status (resource usage, etc.) </text:p>
            </text:list-item>
            <text:list-item>
              <text:p text:style-name="P38">Personal health </text:p>
            </text:list-item>
            <text:list-item>
              <text:p text:style-name="P38">Sports information </text:p>
            </text:list-item>
            <text:list-item>
              <text:p text:style-name="P38">Acquaintance suggestions (people one might find interesting to talk to or to get to know) </text:p>
            </text:list-item>
            <text:list-item>
              <text:p text:style-name="P38">Dating suggestions / matchmaking </text:p>
            </text:list-item>
            <text:list-item>
              <text:p text:style-name="P38">… </text:p>
            </text:list-item>
          </text:list>
        </text:list-item>
        <text:list-item>
          <text:p text:style-name="P38">Communication </text:p>
          <text:list>
            <text:list-item>
              <text:p text:style-name="P38">Instant messaging </text:p>
            </text:list-item>
            <text:list-item>
              <text:p text:style-name="P38">Email </text:p>
            </text:list-item>
            <text:list-item>
              <text:p text:style-name="P38">Video chat and group video chat </text:p>
            </text:list-item>
            <text:list-item>
              <text:p text:style-name="P38">Audio and video messages </text:p>
            </text:list-item>
            <text:list-item>
              <text:p text:style-name="P38">Collaborative document editing (this is “Document creation” but is related to communication) </text:p>
            </text:list-item>
            <text:list-item>
              <text:p text:style-name="P38">Social networking </text:p>
            </text:list-item>
            <text:list-item>
              <text:p text:style-name="P38">Blogging and microblogging (this is “Document creation” but is also a form of communication) </text:p>
            </text:list-item>
            <text:list-item>
              <text:p text:style-name="P38">Newsgroups </text:p>
            </text:list-item>
            <text:list-item>
              <text:p text:style-name="P38">BBSes </text:p>
            </text:list-item>
            <text:list-item>
              <text:p text:style-name="P38">File sharing </text:p>
            </text:list-item>
            <text:list-item>
              <text:p text:style-name="P38">Industrial automation (machine embroidery, etc.) (not an exact fit in the category of communication, since it’s communication with machines: perhaps closer to "management") </text:p>
            </text:list-item>
            <text:list-item>
              <text:p text:style-name="P38">Sharing/microblogging/adding as status updates URLs, photographs, music, videos, … </text:p>
            </text:list-item>
            <text:list-item>
              <text:p text:style-name="P38">Social bookmarking </text:p>
            </text:list-item>
            <text:list-item>
              <text:p text:style-name="P30">… </text:p>
            </text:list-item>
          </text:list>
        </text:list-item>
      </text:list>
      <text:p text:style-name="P11"/>
      <text:h text:style-name="P48" text:outline-level="1"><text:bookmark-start text:name="__RefHeading___Toc1574_1809887849"/><text:soft-page-break/>Appendix B: StageL language documentation<text:bookmark-end text:name="__RefHeading___Toc1574_1809887849"/></text:h>
      <text:h text:style-name="P53" text:outline-level="2"><text:bookmark-start text:name="__RefHeading___Toc1576_1809887849"/>Syntax<text:bookmark-end text:name="__RefHeading___Toc1576_1809887849"/></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text:bookmark-start text:name="__RefHeading___Toc1578_1809887849"/>Gotchas<text:bookmark-end text:name="__RefHeading___Toc1578_1809887849"/></text:h>
      <text:list xml:id="list4111736608" text:style-name="L9">
        <text:list-item>
          <text:p text:style-name="P40">Whitespace is (usually) significant. There isn't a 1:1 correspondence between valid source files and the parsed code, though, I don't think. Indentation must be with 4 spaces. </text:p>
        </text:list-item>
        <text:list-item>
          <text:p text:style-name="P40">Unexpected byte values in code files aren't allowed and should cause the parser to die; strings or comments containing byte values other than printable ASCII are an error. </text:p>
        </text:list-item>
        <text:list-item>
          <text:p text:style-name="P40">The value of a variable before it has been set in a given block is undefined; don't access it until it has been set (and don't rely on variable hoisting). That's an error, but there isn't anything in place to detect it. </text:p>
        </text:list-item>
        <text:list-item>
          <text:p text:style-name="P40">Argument lists can contain references to any type. </text:p>
        </text:list-item>
        <text:list-item>
          <text:p text:style-name="P40">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40">Routine parameter types can be generic, string, number, bool, or array. Void is not an allowed parameter type (although I'm not sure what that would actually mean). </text:p>
        </text:list-item>
        <text:list-item>
          <text:p text:style-name="P40">Routine return types can be string, number, bool, array, or void. Generic return type is not allowed, separate routines for each return type desired must be used instead. </text:p>
        </text:list-item>
        <text:list-item>
          <text:p text:style-name="P40">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40">Some commands (e.g. new, return) can't handle routines in argument lists; this <text:span text:style-name="Strong_20_Emphasis">should</text:span> die with an error, but no promises. </text:p>
        </text:list-item>
        <text:list-item>
          <text:p text:style-name="P40">Referencing or assigning to a variable that has not been assigned is an error, but there isn't anything in place to detect it. </text:p>
        </text:list-item>
        <text:list-item>
          <text:p text:style-name="P31">Code like:</text:p>
          <text:p text:style-name="P56"><text:soft-page-break/><text:span text:style-name="Source_20_Text">r/s/fbSwitcher n/num</text:span></text:p>
          <text:p text:style-name="P56"><text:span text:style-name="Source_20_Text"><text:s text:c="4"/>if eq 0 mod n/num 15</text:span></text:p>
          <text:p text:style-name="P58"><text:span text:style-name="Source_20_Text"><text:s text:c="8"/>return 'Buzz'</text:span></text:p>
          <text:p text:style-name="P40">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40">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40">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40">Array literals can (probably) only be used with the <text:span text:style-name="Source_20_Text">set</text:span> command. For other things, make a temp value, assign the array literal to it, and then use the temp value in its place. </text:p>
        </text:list-item>
        <text:list-item>
          <text:p text:style-name="P40">Whitespace requirements apply to lines where the entire line is a comment, too. </text:p>
        </text:list-item>
        <text:list-item>
          <text:p text:style-name="P40">Comments have to be on their own lines. </text:p>
        </text:list-item>
        <text:list-item>
          <text:p text:style-name="P31">What's wrong with this code? </text:p>
          <text:p text:style-name="P56"><text:span text:style-name="Source_20_Text"><text:s text:c="4"/>while lt 8 len an/res</text:span></text:p>
          <text:p text:style-name="P56"><text:span text:style-name="Source_20_Text"><text:s text:c="16"/>set an/res push [ 0 ] an/res</text:span></text:p>
          <text:p text:style-name="P58"><text:span text:style-name="Source_20_Text"><text:s text:c="8"/></text:span></text:p>
          <text:p text:style-name="P40">The array bracket type doesn't match the content type: [ is for strings, while ( is for numbers. </text:p>
        </text:list-item>
        <text:list-item>
          <text:p text:style-name="P58"><text:span text:style-name="Source_20_Text">set an/remainderArr anSubset an/in -5 -1 # last 4 characters</text:span></text:p>
          <text:p text:style-name="P40">breaks; the comment needs to be on a separate line. </text:p>
        </text:list-item>
        <text:list-item>
          <text:p text:style-name="P31">Code like </text:p>
          <text:p text:style-name="P58"><text:span text:style-name="Source_20_Text">set as/data append as/data [ s/key s/val ]</text:span></text:p>
          <text:p text:style-name="P31">is an error: array literals can't contain variables in their definitions. </text:p>
        </text:list-item>
      </text:list>
      <text:p text:style-name="Text_20_body"/>
      <text:h text:style-name="Heading_20_3" text:outline-level="3"><text:bookmark-start text:name="__RefHeading___Toc1580_1809887849"/>Example<text:bookmark-end text:name="__RefHeading___Toc1580_1809887849"/></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oft-page-break/><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16"><text:span text:style-name="Source_20_Text"><text:s text:c="8"/>return s/temp</text:span></text:p>
      <text:h text:style-name="Heading_20_2" text:outline-level="2"><text:bookmark-start text:name="__RefHeading___Toc1582_1809887849"/>Special syntaxes<text:bookmark-end text:name="__RefHeading___Toc1582_1809887849"/></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17">End parameter list without new line </text:p>
      <text:h text:style-name="Heading_20_2" text:outline-level="2"><text:bookmark-start text:name="__RefHeading___Toc1584_1809887849"/>Scope<text:bookmark-end text:name="__RefHeading___Toc1584_1809887849"/></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text:bookmark-start text:name="__RefHeading___Toc1586_1809887849"/>Errors<text:bookmark-end text:name="__RefHeading___Toc1586_1809887849"/></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ext:bookmark-start text:name="__RefHeading___Toc1588_1809887849"/>Types and basic commands for them<text:bookmark-end text:name="__RefHeading___Toc1588_1809887849"/></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text:bookmark-start text:name="__RefHeading___Toc1590_1809887849"/><text:soft-page-break/>b: Booleans<text:bookmark-end text:name="__RefHeading___Toc1590_1809887849"/></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7">Returns bool a not b </text:p>
      <text:h text:style-name="Heading_20_3" text:outline-level="3"><text:bookmark-start text:name="__RefHeading___Toc1592_1809887849"/>n: Numbers (integer only)<text:bookmark-end text:name="__RefHeading___Toc1592_1809887849"/></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7">Returns the modulo of two numbers a and b </text:p>
      <text:h text:style-name="Heading_20_3" text:outline-level="3"><text:bookmark-start text:name="__RefHeading___Toc1594_1809887849"/>s: Strings<text:bookmark-end text:name="__RefHeading___Toc1594_1809887849"/></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17">Gives the number of bytes of input. </text:p>
      <text:h text:style-name="Heading_20_3" text:outline-level="3"><text:bookmark-start text:name="__RefHeading___Toc1596_1809887849"/>Basic type utility routines<text:bookmark-end text:name="__RefHeading___Toc1596_1809887849"/></text:h>
      <text:p text:style-name="Text_20_body">These operate on str/int/bool.</text:p>
      <text:p text:style-name="List_20_Heading">r/s/strFrom g/input</text:p>
      <text:p text:style-name="P17">Give string with contents. </text:p>
      <text:h text:style-name="Heading_20_3" text:outline-level="3"><text:bookmark-start text:name="__RefHeading___Toc1598_1809887849"/>Array utility routines<text:bookmark-end text:name="__RefHeading___Toc1598_1809887849"/></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text:soft-page-break/>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7">Return the subset of the array from start index to end. </text:p>
      <text:h text:style-name="Heading_20_3" text:outline-level="3"><text:bookmark-start text:name="__RefHeading___Toc1600_1809887849"/>an: Number Arrays<text:bookmark-end text:name="__RefHeading___Toc1600_1809887849"/></text:h>
      <text:p text:style-name="Text_20_body">A sequence of numbers. Starts with a ( and ends with a ). E.g. <text:span text:style-name="Source_20_Text">( 5 6 )</text:span>.</text:p>
      <text:h text:style-name="Heading_20_3" text:outline-level="3"><text:bookmark-start text:name="__RefHeading___Toc1602_1809887849"/>ab: Boolean Arrays<text:bookmark-end text:name="__RefHeading___Toc1602_1809887849"/></text:h>
      <text:p text:style-name="Text_20_body">A sequence of bools. Starts with a &lt; and ends with a &gt;. E.g. <text:span text:style-name="Source_20_Text">&lt; false true &gt;</text:span>.</text:p>
      <text:h text:style-name="Heading_20_3" text:outline-level="3"><text:bookmark-start text:name="__RefHeading___Toc1604_1809887849"/>as: String Arrays<text:bookmark-end text:name="__RefHeading___Toc1604_1809887849"/></text:h>
      <text:p text:style-name="Text_20_body">A sequence of strings. Starts with a [ and ends with a ]. E.g. <text:span text:style-name="Source_20_Text">[ "foo" "bar" ]</text:span>.</text:p>
      <text:h text:style-name="Heading_20_2" text:outline-level="2"><text:bookmark-start text:name="__RefHeading___Toc1606_1809887849"/>StageR commands<text:bookmark-end text:name="__RefHeading___Toc1606_1809887849"/></text:h>
      <text:p text:style-name="Text_20_body">These commands are implemented in StageL by composing the basic commands for easy portability. (Sorry, not really documented yet; look in implementation/portable/*.stagel to see what's available.)</text:p>
      <text:h text:style-name="Heading_20_3" text:outline-level="3"><text:bookmark-start text:name="__RefHeading___Toc1608_1809887849"/>Booleans<text:bookmark-end text:name="__RefHeading___Toc1608_1809887849"/></text:h>
      <text:h text:style-name="Heading_20_3" text:outline-level="3"><text:bookmark-start text:name="__RefHeading___Toc1610_1809887849"/>Numbers<text:bookmark-end text:name="__RefHeading___Toc1610_1809887849"/></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text:soft-page-break/>Returns the multiplication of two numbers a and b </text:p>
      <text:p text:style-name="List_20_Heading">r/n/mod n/a n/b</text:p>
      <text:p text:style-name="P17">Returns the modulo of two numbers a and b </text:p>
      <text:h text:style-name="Heading_20_3" text:outline-level="3"><text:bookmark-start text:name="__RefHeading___Toc1720_1809887849"/>Strings<text:bookmark-end text:name="__RefHeading___Toc1720_1809887849"/></text:h>
      <text:p text:style-name="List_20_Heading">r/s/strCharAtPos s/input n/index</text:p>
      <text:p text:style-name="P17">Give the character at index bytes (=characters â€” no Unicode support here, sorry) into input </text:p>
      <text:h text:style-name="Heading_20_3" text:outline-level="3"><text:bookmark-start text:name="__RefHeading___Toc1614_1809887849"/>Arrays<text:bookmark-end text:name="__RefHeading___Toc1614_1809887849"/></text:h>
      <text:p text:style-name="P34"/>
      <text:h text:style-name="Heading_20_1" text:outline-level="1">Appendix C: Data formats</text:h>
      <text:h text:style-name="P54" text:outline-level="2"><text:bookmark text:name="Data_formats"/>Data formats</text:h>
      <text:h text:style-name="Heading_20_3" text:outline-level="3"><text:bookmark text:name="EITE_Language"/>EITE Language</text:h>
      <text:h text:style-name="Heading_20_4" text:outline-level="4"><text:bookmark text:name="Objective"/>Objective</text:h>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h text:style-name="Heading_20_4" text:outline-level="4"><text:bookmark text:name="Language_profiles"/>Language profiles</text:h>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h text:style-name="Heading_20_4" text:outline-level="4"><text:bookmark text:name="Dcs"/>Dcs</text:h>
      <text:p text:style-name="Text_20_body">The core unit of the EITE Language is the Dc (Document Component).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h text:style-name="Heading_20_5" text:outline-level="5"><text:bookmark text:name="Reading_DcData.csv"/>Reading DcData.csv</text:h>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ext:soft-page-break/>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546128986" text:style-name="L10">
        <text:list-item>
          <text:p text:style-name="P41">List entries beginning with "&gt;" are cross-references to related Dcs. List entries beginning with "&lt;" are decompositions. </text:p>
        </text:list-item>
        <text:list-item>
          <text:p text:style-name="P41">List entries beginning with "(" indicate the syntax (parameter type signatures) for EITE Language routines. </text:p>
        </text:list-item>
        <text:list-item>
          <text:p text:style-name="P41">List entries beginning with ":" indicate the required syntax for the given Dc, using a form similar to regular expressions: </text:p>
          <text:list>
            <text:list-item>
              <text:p text:style-name="P41">a bracketed list of Dcs [] indicate a set of possible Dcs </text:p>
            </text:list-item>
            <text:list-item>
              <text:p text:style-name="P41">a bracketed list of Dcs with a ^ at the beginning indicates an inversion of the set </text:p>
            </text:list-item>
            <text:list-item>
              <text:p text:style-name="P41">+ indicates 1 or more of the preceding item </text:p>
            </text:list-item>
            <text:list-item>
              <text:p text:style-name="P41">a Dc ID in brackets with a colon before the closing brackets indicates any syntactically correct sequence of Dcs beginning with the enclosed Dc ID </text:p>
            </text:list-item>
            <text:list-item>
              <text:p text:style-name="P36">"~"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h text:style-name="Heading_20_5" text:outline-level="5"><text:bookmark text:name="Notes_on_specific_Dcs"/>Notes on specific Dcs</text:h>
      <text:h text:style-name="Heading_20_6" text:outline-level="6"><text:bookmark text:name="Dcs_241.E2.80.93245:_Mode_indicators"/>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text:soft-page-break/>set up the environment in advance so that the document does not need to contain specific code to set up these contexts. This lets the resulting documents more concise and readable.</text:p>
      <text:h text:style-name="Heading_20_6" text:outline-level="6"><text:bookmark text:name="Dcs_246.E2.80.93255:_Source_formatting_control"/>Dcs 246–255: Source formatting control</text:h>
      <text:p text:style-name="Text_20_body">Dcs 246 through 255 control the formatting of the ELS format version of a document.</text:p>
      <text:h text:style-name="Heading_20_4" text:outline-level="4"><text:bookmark text:name="Document_formats"/>Document formats</text:h>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h text:style-name="Heading_20_5" text:outline-level="5"><text:bookmark text:name="EITE_Language_as_Unicode_Private_Use_Characters_.28dcBasenb.29.2C_.dcbnb.utf8.txt_.28assuming_UTF-8_representation_of_Unicode.29"/>EITE Language as Unicode Private Use Characters (dcBasenb), .dcbnb.utf8.txt (assuming UTF-8 representation of Unicode)</text:h>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16"><text:span text:style-name="Source_20_Text">Hello, World!</text:span></text:p>
      <text:h text:style-name="Heading_20_5" text:outline-level="5"><text:bookmark text:name="EITE_Language_source_files_.28ELS.29.2C_.els"/><text:soft-page-break/>EITE Language source files (ELS), .els</text:h>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16"><text:span text:style-name="Source_20_Text"><text:s text:c="4"/>Hello, World!</text:span></text:p>
      <text:p text:style-name="Text_20_body">or more idiomatically (but not the exact equivalent of the others in terms of the Dcs used),</text:p>
      <text:p text:style-name="P16"><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16"><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h text:style-name="Heading_20_5" text:outline-level="5"><text:bookmark text:name="EITE_Language_in_ASCII_documents_.28ELAD.29.2C_.elad"/>EITE Language in ASCII documents (ELAD), .elad</text:h>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16"><text:span text:style-name="Source_20_Text">Hello, World!</text:span></text:p>
      <text:h text:style-name="Heading_20_5" text:outline-level="5"><text:bookmark text:name="EITE_Language_sequence_files_.28ELQ.29.2C_.elq"/>EITE Language sequence files (ELQ), .elq</text:h>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16"><text:span text:style-name="Source_20_Text">19</text:span></text:p>
      <text:h text:style-name="Heading_20_5" text:outline-level="5"><text:bookmark text:name="Documented_EITE_Language_sequence_files_.28DELQ.29.2C_.delq"/>Documented EITE Language sequence files (DELQ), .delq</text:h>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16"><text:span text:style-name="Source_20_Text">19 # !</text:span></text:p>
      <text:h text:style-name="Heading_20_5" text:outline-level="5"><text:bookmark text:name="Source-Documented_EITE_Language_sequence_files_.28SELQ.29.2C_.selq"/>Source-Documented EITE Language sequence files (SELQ), .selq</text:h>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16"><text:span text:style-name="Source_20_Text">57 86 93 93 96 96 30 18 72 96 99 93 85 19 # <text:s text:c="4"/>Hello, World!</text:span></text:p>
      <text:h text:style-name="Heading_20_5" text:outline-level="5"><text:bookmark text:name="EITE_Record_Documents_.28ERD.29.2C_.erd"/><text:soft-page-break/>EITE Record Documents (ERD), .erd</text:h>
      <text:p text:style-name="Text_20_body">This is a special format in the "Structured" mode used for structured record storage in EITE. It is not yet defined, but will most likely be a subset of one of the other formats.</text:p>
      <text:h text:style-name="Heading_20_4" text:outline-level="4"><text:bookmark text:name="Structures_in_the_EITE_Language"/>Structures in the EITE Language</text:h>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 </text:p>
      <text:p text:style-name="List_20_Heading">String</text:p>
      <text:p text:style-name="List_20_Contents">A string is a list of Dcs. Because all Dcs can be used in strings, any data type can be cast to a string, and all data types internally <text:span text:style-name="Emphasis">are</text:span> strings of Dcs. </text:p>
      <text:p text:style-name="List_20_Heading">Routine</text:p>
      <text:p text:style-name="P17">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59"><text:span text:style-name="Source_20_Text">bazbaz</text:span></text:p>
      <text:p text:style-name="P59"><text:span text:style-name="Source_20_Text">6qux6</text:span></text:p>
      <text:p text:style-name="P60"><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gt; </text:p>
      <text:p text:style-name="List_20_Heading"><text:soft-page-break/>Operator</text:p>
      <text:p text:style-name="List_20_Contents">An operator is a short notation or syntax pattern for some common routines. </text:p>
      <text:p text:style-name="List_20_Heading">Identifier</text:p>
      <text:p text:style-name="List_20_Contents">An identifier is a name for an object.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17">A statement is a logical line of a document. It can be an invocation of a routine, or a declaration of an entity's structure or value. </text:p>
      <text:p text:style-name="P35"/>
      <text:h text:style-name="P49" text:outline-level="1">Appendix D: EITE Specification</text:h>
      <text:h text:style-name="P55" text:outline-level="2">Purpose of this document</text:h>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h text:style-name="Heading_20_2" text:outline-level="2">Platforms</text:h>
      <text:p text:style-name="Text_20_body">For specific platforms' implementations of EITE, see <text:a xlink:type="simple" xlink:href="../../../../../library/Ember/ember-web-site/specification/engineering-and-tech/information-technology/software/spec/platforms" text:style-name="Internet_20_link" text:visited-style-name="Visited_20_Internet_20_Link">the dedicated subpage</text:a>.</text:p>
      <text:h text:style-name="Heading_20_2" text:outline-level="2">EITE tools</text:h>
      <text:p text:style-name="Text_20_body">The following natively implemented tools should be available in a full implementation: <text:a xlink:type="simple" xlink:href="../../../../../library/Ember/ember-web-site/specification/engineering-and-tech/information-technology/software/spec/tool-testrunner.htm" text:style-name="Internet_20_link" text:visited-style-name="Visited_20_Internet_20_Link">test runner</text:a>, <text:a xlink:type="simple" xlink:href="../../../../../library/Ember/ember-web-site/specification/engineering-and-tech/information-technology/software/spec/tool-docrunner.htm" text:style-name="Internet_20_link" text:visited-style-name="Visited_20_Internet_20_Link">document runner</text:a>, <text:a xlink:type="simple" xlink:href="../../../../../library/Ember/ember-web-site/specification/engineering-and-tech/information-technology/software/spec/tool-implrunner.htm" text:style-name="Internet_20_link" text:visited-style-name="Visited_20_Internet_20_Link">main EITE implementation runner</text:a>, and <text:a xlink:type="simple" xlink:href="../../../../../library/Ember/ember-web-site/specification/engineering-and-tech/information-technology/software/spec/tool-edit.htm" text:style-name="Internet_20_link" text:visited-style-name="Visited_20_Internet_20_Link">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h text:style-name="Heading_20_2" text:outline-level="2">EITE implementation APIs</text:h>
      <text:p text:style-name="Text_20_body">These APIs are implemented in public-interface.stagel.</text:p>
      <table:table table:name="Table2" table:style-name="Table2">
        <table:table-column table:style-name="Table2.A"/>
        <table:table-column table:style-name="Table2.B"/>
        <table:table-header-rows>
          <table:table-row>
            <table:table-cell table:style-name="Table2.A1" office:value-type="string">
              <text:p text:style-name="Table_20_Heading">Routine nam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r/v/startEite</text:p>
          </table:table-cell>
          <table:table-cell table:style-name="Table2.A1" office:value-type="string">
            <text:p text:style-name="Table_20_Contents">Start EITE, using the default startup document. Does not return while EITE is still running.</text:p>
          </table:table-cell>
        </table:table-row>
        <table:table-row>
          <table:table-cell table:style-name="Table2.A1" office:value-type="string">
            <text:p text:style-name="Table_20_Contents">r/v/loadAndRun s/format s/path</text:p>
          </table:table-cell>
          <table:table-cell table:style-name="Table2.A1" office:value-type="string">
            <text:p text:style-name="Table_20_Contents">Load and run the specified document. Does not return while the document is still running.</text:p>
          </table:table-cell>
        </table:table-row>
        <table:table-row>
          <table:table-cell table:style-name="Table2.A1" office:value-type="string">
            <text:p text:style-name="Table_20_Contents">r/an/loadAndConvert s/inputFormat s/outputFormat s/path</text:p>
          </table:table-cell>
          <table:table-cell table:style-name="Table2.A1" office:value-type="string">
            <text:p text:style-name="Table_20_Contents">Load the specified document, and return it converted to the specified outputFormat as an array of bytes.</text:p>
          </table:table-cell>
        </table:table-row>
        <table:table-row>
          <table:table-cell table:style-name="Table2.A1" office:value-type="string">
            <text:p text:style-name="Table_20_Contents">r/v/runDocument an/contents</text:p>
          </table:table-cell>
          <table:table-cell table:style-name="Table2.A1" office:value-type="string">
            <text:p text:style-name="Table_20_Contents">Run the provided document. Does not return while the <text:soft-page-break/>document is still running. Takes care of events and I/O automatically.</text:p>
          </table:table-cell>
        </table:table-row>
        <table:table-row>
          <table:table-cell table:style-name="Table2.A1" office:value-type="string">
            <text:p text:style-name="Table_20_Contents">r/n/runDocumentPrepare an/contents</text:p>
          </table:table-cell>
          <table:table-cell table:style-name="Table2.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2.A1" office:value-type="string">
            <text:p text:style-name="Table_20_Contents">r/v/runDocumentGo n/execId</text:p>
          </table:table-cell>
          <table:table-cell table:style-name="Table2.A1" office:value-type="string">
            <text:p text:style-name="Table_20_Contents">Run a document, once it's been prepared to run by calling runDocumentPrepare.</text:p>
          </table:table-cell>
        </table:table-row>
        <table:table-row>
          <table:table-cell table:style-name="Table2.A1" office:value-type="string">
            <text:p text:style-name="Table_20_Contents">r/s/getExecOption n/execId s/key</text:p>
          </table:table-cell>
          <table:table-cell table:style-name="Table2.A1" office:value-type="string">
            <text:p text:style-name="Table_20_Contents">Get the value of an execution option for a document.</text:p>
          </table:table-cell>
        </table:table-row>
        <table:table-row>
          <table:table-cell table:style-name="Table2.A1" office:value-type="string">
            <text:p text:style-name="Table_20_Contents">r/as/getExecOptions n/execId</text:p>
          </table:table-cell>
          <table:table-cell table:style-name="Table2.A1" office:value-type="string">
            <text:p text:style-name="Table_20_Contents">Get the execution options set for a document.</text:p>
          </table:table-cell>
        </table:table-row>
        <table:table-row>
          <table:table-cell table:style-name="Table2.A1" office:value-type="string">
            <text:p text:style-name="Table_20_Contents">r/v/setExecOption n/execId s/key s/value</text:p>
          </table:table-cell>
          <table:table-cell table:style-name="Table2.A1" office:value-type="string">
            <text:p text:style-name="Table_20_Contents">Set an execution option for a document.</text:p>
          </table:table-cell>
        </table:table-row>
        <table:table-row>
          <table:table-cell table:style-name="Table2.A1" office:value-type="string">
            <text:p text:style-name="Table_20_Contents">r/an/exportDocument s/format an/contents</text:p>
          </table:table-cell>
          <table:table-cell table:style-name="Table2.A1" office:value-type="string">
            <text:p text:style-name="Table_20_Contents"># Convert a document stored as an array of dcs to the specified format, and return it as an array of bytes.</text:p>
          </table:table-cell>
        </table:table-row>
        <table:table-row>
          <table:table-cell table:style-name="Table2.A1" office:value-type="string">
            <text:p text:style-name="Table_20_Contents">r/an/importDocument s/format an/contents</text:p>
          </table:table-cell>
          <table:table-cell table:style-name="Table2.A1" office:value-type="string">
            <text:p text:style-name="Table_20_Contents">Convert a document stored as an array of bytes in the specified format, and return it as an array of dc.</text:p>
          </table:table-cell>
        </table:table-row>
        <table:table-row>
          <table:table-cell table:style-name="Table2.A1" office:value-type="string">
            <text:p text:style-name="Table_20_Contents">r/an/importAndExport s/inputFormat s/outputFormat an/contents</text:p>
          </table:table-cell>
          <table:table-cell table:style-name="Table2.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2.A1" office:value-type="string">
            <text:p text:style-name="Table_20_Contents">r/s/getFormatImportSetting s/format s/key</text:p>
          </table:table-cell>
          <table:table-cell table:style-name="Table2.A1" office:value-type="string">
            <text:p text:style-name="Table_20_Contents">Return the value of the specified import setting for the specified format.</text:p>
          </table:table-cell>
        </table:table-row>
        <table:table-row>
          <table:table-cell table:style-name="Table2.A1" office:value-type="string">
            <text:p text:style-name="Table_20_Contents">r/s/getFormatExportSetting s/format s/key</text:p>
          </table:table-cell>
          <table:table-cell table:style-name="Table2.A1" office:value-type="string">
            <text:p text:style-name="Table_20_Contents">Return the value of the specified export setting for the specified format.</text:p>
          </table:table-cell>
        </table:table-row>
        <table:table-row>
          <table:table-cell table:style-name="Table2.A1" office:value-type="string">
            <text:p text:style-name="Table_20_Contents">r/v/setFormatImportSetting s/format s/key s/value</text:p>
          </table:table-cell>
          <table:table-cell table:style-name="Table2.A1" office:value-type="string">
            <text:p text:style-name="Table_20_Contents">Set the value of the specified import setting for the specified format.</text:p>
          </table:table-cell>
        </table:table-row>
        <table:table-row>
          <table:table-cell table:style-name="Table2.A1" office:value-type="string">
            <text:p text:style-name="Table_20_Contents">r/v/setFormatExportSetting s/format s/key s/value</text:p>
          </table:table-cell>
          <table:table-cell table:style-name="Table2.A1" office:value-type="string">
            <text:p text:style-name="Table_20_Contents">Set the value of the specified export setting for the specified format.</text:p>
          </table:table-cell>
        </table:table-row>
        <table:table-row>
          <table:table-cell table:style-name="Table2.A1" office:value-type="string">
            <text:p text:style-name="Table_20_Contents">r/v/pushFormatImportSetting s/format s/key s/value</text:p>
          </table:table-cell>
          <table:table-cell table:style-name="Table2.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2.A1" office:value-type="string">
            <text:p text:style-name="Table_20_Contents">r/v/pushFormatExportSetting s/format s/key s/value</text:p>
          </table:table-cell>
          <table:table-cell table:style-name="Table2.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2.A1" office:value-type="string">
            <text:p text:style-name="Table_20_Contents">r/as/getFormatImportSettings s/format</text:p>
          </table:table-cell>
          <table:table-cell table:style-name="Table2.A1" office:value-type="string">
            <text:p text:style-name="Table_20_Contents">Return the import settings array for the specified format.</text:p>
          </table:table-cell>
        </table:table-row>
        <table:table-row>
          <table:table-cell table:style-name="Table2.A1" office:value-type="string">
            <text:p text:style-name="Table_20_Contents">r/as/getFormatExportSettings s/format</text:p>
          </table:table-cell>
          <table:table-cell table:style-name="Table2.A1" office:value-type="string">
            <text:p text:style-name="Table_20_Contents">Return the export settings array for the specified format.</text:p>
          </table:table-cell>
        </table:table-row>
        <table:table-row>
          <table:table-cell table:style-name="Table2.A1" office:value-type="string">
            <text:p text:style-name="Table_20_Contents">r/v/setFormatImportSettings s/format as/settings</text:p>
          </table:table-cell>
          <table:table-cell table:style-name="Table2.A1" office:value-type="string">
            <text:p text:style-name="Table_20_Contents">Replace the import settings array for the specified format.</text:p>
          </table:table-cell>
        </table:table-row>
        <table:table-row>
          <table:table-cell table:style-name="Table2.A1" office:value-type="string">
            <text:p text:style-name="Table_20_Contents">r/v/setFormatExportSettings s/format as/settings</text:p>
          </table:table-cell>
          <table:table-cell table:style-name="Table2.A1" office:value-type="string">
            <text:p text:style-name="Table_20_Contents">Replace the export settings array for the specified format.</text:p>
          </table:table-cell>
        </table:table-row>
        <table:table-row>
          <table:table-cell table:style-name="Table2.A1" office:value-type="string">
            <text:p text:style-name="Table_20_Contents">r/an/transformDocument an/inputDocument s/transformation</text:p>
          </table:table-cell>
          <table:table-cell table:style-name="Table2.A1" office:value-type="string">
            <text:p text:style-name="Table_20_Contents">Apply one of the supported document transformations to the provided document, and return the result.</text:p>
          </table:table-cell>
        </table:table-row>
        <table:table-row>
          <table:table-cell table:style-name="Table2.A1" office:value-type="string">
            <text:p text:style-name="Table_20_Contents">r/an/loadStoredDocument s/format s/path</text:p>
          </table:table-cell>
          <table:table-cell table:style-name="Table2.A1" office:value-type="string">
            <text:p text:style-name="Table_20_Contents">Load and return the specified document as a Dc array.</text:p>
          </table:table-cell>
        </table:table-row>
        <table:table-row>
          <table:table-cell table:style-name="Table2.A1" office:value-type="string">
            <text:p text:style-name="Table_20_Contents">r/as/getDesiredEventNotifications n/execId</text:p>
          </table:table-cell>
          <table:table-cell table:style-name="Table2.A1" office:value-type="string">
            <text:p text:style-name="Table_20_Contents">Return list of event types (e.g. keystrokes, mouse movement, elapsed time) that the document wants to be notified of.</text:p>
          </table:table-cell>
        </table:table-row>
        <text:soft-page-break/>
        <table:table-row>
          <table:table-cell table:style-name="Table2.A1" office:value-type="string">
            <text:p text:style-name="Table_20_Contents">r/an/sendEvent n/execId an/eventData</text:p>
          </table:table-cell>
          <table:table-cell table:style-name="Table2.A1" office:value-type="string">
            <text:p text:style-name="Table_20_Contents">Send the provided event or events data to the specified document.</text:p>
          </table:table-cell>
        </table:table-row>
        <table:table-row>
          <table:table-cell table:style-name="Table2.A1" office:value-type="string">
            <text:p text:style-name="Table_20_Contents">r/an/getDocumentFrame n/execId s/format</text:p>
          </table:table-cell>
          <table:table-cell table:style-name="Table2.A1" office:value-type="string">
            <text:p text:style-name="Table_20_Contents">Return the most recently available output for the given document in the requested format.</text:p>
          </table:table-cell>
        </table:table-row>
        <table:table-row>
          <table:table-cell table:style-name="Table2.A1" office:value-type="string">
            <text:p text:style-name="Table_20_Contents">r/b/runTests</text:p>
          </table:table-cell>
          <table:table-cell table:style-name="Table2.A1" office:value-type="string">
            <text:p text:style-name="Table_20_Contents">Returns true if all tests pass; false otherwise. Displays a report of the tests.</text:p>
          </table:table-cell>
        </table:table-row>
        <table:table-row>
          <table:table-cell table:style-name="Table2.A1" office:value-type="string">
            <text:p text:style-name="Table_20_Contents">r/b/quietRunTests</text:p>
          </table:table-cell>
          <table:table-cell table:style-name="Table2.A1" office:value-type="string">
            <text:p text:style-name="Table_20_Contents">Returns true if all tests pass; false otherwise.</text:p>
          </table:table-cell>
        </table:table-row>
      </table:table>
      <text:h text:style-name="Heading_20_2" text:outline-level="2">Formats</text:h>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h text:style-name="Heading_20_2" text:outline-level="2">Document transformations</text:h>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h text:style-name="Heading_20_2" text:outline-level="2">Exec options</text:h>
      <text:p text:style-name="Text_20_body">The document exec options are: (TODO)</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draw:fill-color="#729fcf"/>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New Opportunities in Computerized Documents<text:tab/><text:tab/>Page <text:page-number text:select-page="current">30</text:page-number><text:s/>of <text:expression text:formula="ooow:Page - 2" office:value-type="float" office:value="29" style:data-style-name="N0">29</text:expressio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0:36:13.111273303</dc:date>
    <meta:editing-duration>PT2H17M25S</meta:editing-duration>
    <meta:editing-cycles>40</meta:editing-cycles>
    <meta:generator>LibreOffice/6.1.4.2$Linux_X86_64 LibreOffice_project/10$Build-2</meta:generator>
    <meta:document-statistic meta:table-count="2" meta:image-count="0" meta:object-count="0" meta:page-count="33" meta:paragraph-count="778" meta:word-count="13517" meta:character-count="85354" meta:non-whitespace-character-count="71835"/>
  </office:meta>
</office:document-meta>
</file>